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.9472in"/>
    </style:style>
    <style:style style:name="co2" style:family="table-column">
      <style:table-column-properties fo:break-before="auto" style:column-width="1.0398in"/>
    </style:style>
    <style:style style:name="co3" style:family="table-column">
      <style:table-column-properties fo:break-before="auto" style:column-width="1.029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4256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4bd5e"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8080" fo:border="0.06pt solid #000000"/>
    </style:style>
    <style:style style:name="ce6" style:family="table-cell" style:parent-style-name="Default">
      <style:table-cell-properties fo:background-color="#808019" fo:border="0.06pt solid #000000"/>
    </style:style>
    <style:style style:name="ce7" style:family="table-cell" style:parent-style-name="Default">
      <style:table-cell-properties fo:background-color="#cccc00" fo:border="0.06pt solid #000000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column table:style-name="co5" table:default-cell-style-name="ce3"/>
        <table:table-column table:style-name="co4" table:number-columns-repeated="14" table:default-cell-style-name="ce3"/>
        <table:table-row table:style-name="ro1">
          <table:table-cell table:style-name="ce1" office:value-type="string" table:number-columns-spanned="6" table:number-rows-spanned="1">
            <text:p>Result for shared memory kernels in superresolution.cu</text:p>
          </table:table-cell>
          <table:covered-table-cell table:number-columns-repeated="5" table:style-name="ce4"/>
          <table:table-cell table:style-name="Default" table:number-columns-repeated="14"/>
        </table:table-row>
        <table:table-row table:style-name="ro2">
          <table:table-cell table:style-name="ce2" office:value-type="string">
            <text:p>Name</text:p>
          </table:table-cell>
          <table:table-cell table:style-name="ce2" office:value-type="string">
            <text:p>Avg. Duration(ns)</text:p>
          </table:table-cell>
          <table:table-cell table:style-name="ce2" office:value-type="string">
            <text:p>Registers/Thread</text:p>
          </table:table-cell>
          <table:table-cell table:style-name="ce2" office:value-type="string">
            <text:p>Static Shared Memory</text:p>
          </table:table-cell>
          <table:table-cell table:style-name="ce2" office:value-type="string">
            <text:p>Avg. Dynamic Shared Memory</text:p>
          </table:table-cell>
          <table:table-cell table:style-name="ce2" office:value-type="string">
            <text:p>Achieved Occupancy</text:p>
          </table:table-cell>
          <table:table-cell table:style-name="Default" table:number-columns-repeated="14"/>
        </table:table-row>
        <table:table-row table:style-name="ro2">
          <table:table-cell office:value-type="string">
            <text:p>resampleAreaParallelSeparate_x(float const *, float*, int, int, float, int, int, float)</text:p>
          </table:table-cell>
          <table:table-cell office:value-type="float" office:value="69255">
            <text:p>69255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0.85">
            <text:p>0.85</text:p>
          </table:table-cell>
          <table:table-cell table:style-name="Default" table:number-columns-repeated="14"/>
        </table:table-row>
        <table:table-row table:style-name="ro2">
          <table:table-cell office:value-type="string">
            <text:p>setKernel(float*, int, int, int, float)</text:p>
          </table:table-cell>
          <table:table-cell office:value-type="float" office:value="87347">
            <text:p>87347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0.78">
            <text:p>0.78</text:p>
          </table:table-cell>
          <table:table-cell table:style-name="Default" table:number-columns-repeated="14"/>
        </table:table-row>
        <table:table-row table:style-name="ro2">
          <table:table-cell office:value-type="string">
            <text:p>resampleAreaParallelSeparate_y(float const *, float*, int, int, float, int, float)</text:p>
          </table:table-cell>
          <table:table-cell office:value-type="float" office:value="93345">
            <text:p>93345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0.839">
            <text:p>0.839</text:p>
          </table:table-cell>
          <table:table-cell table:style-name="Default" table:number-columns-repeated="14"/>
        </table:table-row>
        <table:table-row table:style-name="ro2">
          <table:table-cell office:value-type="string">
            <text:p>addKernel(float const *, float*, int, int, int)</text:p>
          </table:table-cell>
          <table:table-cell office:value-type="float" office:value="123695">
            <text:p>123695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0.849">
            <text:p>0.849</text:p>
          </table:table-cell>
          <table:table-cell table:style-name="Default" table:number-columns-repeated="14"/>
        </table:table-row>
        <table:table-row table:style-name="ro2">
          <table:table-cell office:value-type="string">
            <text:p>dualL1Difference_sm(float const *, float const *, float*, int, int, int, float, float, float, float)</text:p>
          </table:table-cell>
          <table:table-cell table:style-name="ce5" office:value-type="float" office:value="127338">
            <text:p>127338</text:p>
          </table:table-cell>
          <table:table-cell office:value-type="float" office:value="12">
            <text:p>12</text:p>
          </table:table-cell>
          <table:table-cell office:value-type="float" office:value="3072">
            <text:p>3072</text:p>
          </table:table-cell>
          <table:table-cell office:value-type="float" office:value="0">
            <text:p>0</text:p>
          </table:table-cell>
          <table:table-cell office:value-type="float" office:value="0.877">
            <text:p>0.877</text:p>
          </table:table-cell>
          <table:table-cell table:style-name="Default" table:number-columns-repeated="14"/>
        </table:table-row>
        <table:table-row table:style-name="ro2">
          <table:table-cell office:value-type="string">
            <text:p>gaussBlurSeparateMirrorGPU_tex_cm_y(float*, int, int, int, int)</text:p>
          </table:table-cell>
          <table:table-cell office:value-type="float" office:value="149674">
            <text:p>149674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0.888">
            <text:p>0.888</text:p>
          </table:table-cell>
          <table:table-cell table:style-name="Default" table:number-columns-repeated="14"/>
        </table:table-row>
        <table:table-row table:style-name="ro2">
          <table:table-cell office:value-type="string">
            <text:p>gaussBlurSeparateMirrorGPU_tex_cm_x(float*, int, int, int, int)</text:p>
          </table:table-cell>
          <table:table-cell office:value-type="float" office:value="165034">
            <text:p>165034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0.75">
            <text:p>0.75</text:p>
          </table:table-cell>
          <table:table-cell table:style-name="Default" table:number-columns-repeated="14"/>
        </table:table-row>
        <table:table-row table:style-name="ro2">
          <table:table-cell office:value-type="string">
            <text:p>backwardRegistrationBilinearValueTexKernel(float const *, float const *, float*, float, int, int, int, int, float, float)</text:p>
          </table:table-cell>
          <table:table-cell office:value-type="float" office:value="232683">
            <text:p>232683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0.865">
            <text:p>0.865</text:p>
          </table:table-cell>
          <table:table-cell table:style-name="Default" table:number-columns-repeated="14"/>
        </table:table-row>
        <table:table-row table:style-name="ro2">
          <table:table-cell office:value-type="string">
            <text:p>primal1N_sm(float const *, float const *, float const *, float*, float*, int, int, int, float, float, float, float)</text:p>
          </table:table-cell>
          <table:table-cell table:style-name="ce6" office:value-type="float" office:value="286454">
            <text:p>286454</text:p>
          </table:table-cell>
          <table:table-cell office:value-type="float" office:value="16">
            <text:p>16</text:p>
          </table:table-cell>
          <table:table-cell office:value-type="float" office:value="2176">
            <text:p>2176</text:p>
          </table:table-cell>
          <table:table-cell office:value-type="float" office:value="0">
            <text:p>0</text:p>
          </table:table-cell>
          <table:table-cell office:value-type="float" office:value="0.936">
            <text:p>0.936</text:p>
          </table:table-cell>
          <table:table-cell table:style-name="Default" table:number-columns-repeated="14"/>
        </table:table-row>
        <table:table-row table:style-name="ro2">
          <table:table-cell office:value-type="string">
            <text:p>dualTVHuber_sm(float*, float*, float*, int, int, int, float, float, float, float)</text:p>
          </table:table-cell>
          <table:table-cell table:style-name="ce7" office:value-type="float" office:value="419362">
            <text:p>419362</text:p>
          </table:table-cell>
          <table:table-cell office:value-type="float" office:value="19">
            <text:p>19</text:p>
          </table:table-cell>
          <table:table-cell office:value-type="float" office:value="3204">
            <text:p>3204</text:p>
          </table:table-cell>
          <table:table-cell office:value-type="float" office:value="0">
            <text:p>0</text:p>
          </table:table-cell>
          <table:table-cell office:value-type="float" office:value="0.942">
            <text:p>0.942</text:p>
          </table:table-cell>
          <table:table-cell table:style-name="Default" table:number-columns-repeated="14"/>
        </table:table-row>
        <table:table-row table:style-name="ro2">
          <table:table-cell office:value-type="string">
            <text:p>foreward_warp_kernel_atomic(float const *, float const *, float const *, float*, int, int, int)</text:p>
          </table:table-cell>
          <table:table-cell office:value-type="float" office:value="573866">
            <text:p>573866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0.854">
            <text:p>0.854</text:p>
          </table:table-cell>
          <table:table-cell table:style-name="Default" table:number-columns-repeated="14"/>
        </table:table-row>
        <table:table-row table:style-name="ro3" table:number-rows-repeated="3">
          <table:table-cell table:style-name="Default" table:number-columns-repeated="20"/>
        </table:table-row>
        <table:table-row table:style-name="ro1">
          <table:table-cell table:style-name="ce1" office:value-type="string" table:number-columns-spanned="6" table:number-rows-spanned="1">
            <text:p>Result for global memory kernels in superresolution.cu</text:p>
          </table:table-cell>
          <table:covered-table-cell table:number-columns-repeated="5" table:style-name="Default"/>
          <table:table-cell table:style-name="Default" table:number-columns-repeated="14"/>
        </table:table-row>
        <table:table-row table:style-name="ro2">
          <table:table-cell office:value-type="string">
            <text:p>Name</text:p>
          </table:table-cell>
          <table:table-cell office:value-type="string">
            <text:p>Avg. Duration(ns)</text:p>
          </table:table-cell>
          <table:table-cell office:value-type="string">
            <text:p>Registers/Thread</text:p>
          </table:table-cell>
          <table:table-cell office:value-type="string">
            <text:p>Static Shared Memory</text:p>
          </table:table-cell>
          <table:table-cell office:value-type="string">
            <text:p>Avg. Dynamic Shared Memory</text:p>
          </table:table-cell>
          <table:table-cell/>
          <table:table-cell table:style-name="Default" table:number-columns-repeated="14"/>
        </table:table-row>
        <table:table-row table:style-name="ro2">
          <table:table-cell office:value-type="string">
            <text:p>resampleAreaParallelSeparate_x(float const *, float*, int, int, float, int, int, float)</text:p>
          </table:table-cell>
          <table:table-cell office:value-type="float" office:value="69412">
            <text:p>69412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 table:number-columns-repeated="14"/>
        </table:table-row>
        <table:table-row table:style-name="ro2">
          <table:table-cell office:value-type="string">
            <text:p>setKernel(float*, int, int, int, float)</text:p>
          </table:table-cell>
          <table:table-cell office:value-type="float" office:value="87330">
            <text:p>8733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 table:number-columns-repeated="14"/>
        </table:table-row>
        <table:table-row table:style-name="ro2">
          <table:table-cell office:value-type="string">
            <text:p>dualL1Difference_gm(float const *, float const *, float*, int, int, int, float, float, float, float)</text:p>
          </table:table-cell>
          <table:table-cell table:style-name="ce5" office:value-type="float" office:value="90051">
            <text:p>90051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 table:number-columns-repeated="14"/>
        </table:table-row>
        <table:table-row table:style-name="ro2">
          <table:table-cell office:value-type="string">
            <text:p>resampleAreaParallelSeparate_y(float const *, float*, int, int, float, int, float)</text:p>
          </table:table-cell>
          <table:table-cell office:value-type="float" office:value="93440">
            <text:p>9344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 table:number-columns-repeated="14"/>
        </table:table-row>
        <table:table-row table:style-name="ro2">
          <table:table-cell office:value-type="string">
            <text:p>addKernel(float const *, float*, int, int, int)</text:p>
          </table:table-cell>
          <table:table-cell office:value-type="float" office:value="123658">
            <text:p>12365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 table:number-columns-repeated="14"/>
        </table:table-row>
        <table:table-row table:style-name="ro2">
          <table:table-cell office:value-type="string">
            <text:p>gaussBlurSeparateMirrorGPU_tex_cm_y(float*, int, int, int, int)</text:p>
          </table:table-cell>
          <table:table-cell office:value-type="float" office:value="150016">
            <text:p>150016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 table:number-columns-repeated="14"/>
        </table:table-row>
        <table:table-row table:style-name="ro2">
          <table:table-cell office:value-type="string">
            <text:p>gaussBlurSeparateMirrorGPU_tex_cm_x(float*, int, int, int, int)</text:p>
          </table:table-cell>
          <table:table-cell office:value-type="float" office:value="165123">
            <text:p>165123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 table:number-columns-repeated="14"/>
        </table:table-row>
        <table:table-row table:style-name="ro2">
          <table:table-cell office:value-type="string">
            <text:p>backwardRegistrationBilinearValueTexKernel(float const *, float const *, float*, float, int, int, int, int, float, float)</text:p>
          </table:table-cell>
          <table:table-cell office:value-type="float" office:value="232535">
            <text:p>232535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 table:number-columns-repeated="14"/>
        </table:table-row>
        <table:table-row table:style-name="ro2">
          <table:table-cell office:value-type="string">
            <text:p>primal1N_gm(float const *, float const *, float const *, float*, float*, int, int, int, float, float, float, float)</text:p>
          </table:table-cell>
          <table:table-cell table:style-name="ce6" office:value-type="float" office:value="236372">
            <text:p>236372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 table:number-columns-repeated="14"/>
        </table:table-row>
        <table:table-row table:style-name="ro2">
          <table:table-cell office:value-type="string">
            <text:p>dualTVHuber_gm(float*, float*, float*, int, int, int, float, float, float, float)</text:p>
          </table:table-cell>
          <table:table-cell table:style-name="ce7" office:value-type="float" office:value="379092">
            <text:p>379092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 table:number-columns-repeated="14"/>
        </table:table-row>
        <table:table-row table:style-name="ro2">
          <table:table-cell office:value-type="string">
            <text:p>foreward_warp_kernel_atomic(float const *, float const *, float const *, float*, int, int, int)</text:p>
          </table:table-cell>
          <table:table-cell office:value-type="float" office:value="571917">
            <text:p>571917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 table:number-columns-repeated="14"/>
        </table:table-row>
        <table:table-row table:style-name="ro3" table:number-rows-repeated="2">
          <table:table-cell table:style-name="Default" table:number-columns-repeated="20"/>
        </table:table-row>
        <table:table-row table:style-name="ro1">
          <table:table-cell table:style-name="ce1" office:value-type="string" table:number-columns-spanned="6" table:number-rows-spanned="1">
            <text:p>Result for global memory kernels in superresolution.cu- detailed</text:p>
          </table:table-cell>
          <table:covered-table-cell table:number-columns-repeated="5" table:style-name="Default"/>
          <table:table-cell table:style-name="Default" table:number-columns-repeated="14"/>
        </table:table-row>
        <table:table-row table:style-name="ro2">
          <table:table-cell office:value-type="string">
            <text:p>Name</text:p>
          </table:table-cell>
          <table:table-cell office:value-type="string">
            <text:p>Avg. Duration(ns)</text:p>
          </table:table-cell>
          <table:table-cell office:value-type="string">
            <text:p>Registers/Thread</text:p>
          </table:table-cell>
          <table:table-cell office:value-type="string">
            <text:p>Static Shared Memory</text:p>
          </table:table-cell>
          <table:table-cell office:value-type="string">
            <text:p>Avg. Dynamic Shared Memory</text:p>
          </table:table-cell>
          <table:table-cell office:value-type="string">
            <text:p>Achieved Occupancy</text:p>
          </table:table-cell>
          <table:table-cell office:value-type="string">
            <text:p>instructions issued1_0</text:p>
          </table:table-cell>
          <table:table-cell office:value-type="string">
            <text:p>instructions issued2_0</text:p>
          </table:table-cell>
          <table:table-cell office:value-type="string">
            <text:p>instructions issued1_1</text:p>
          </table:table-cell>
          <table:table-cell office:value-type="string">
            <text:p>instructions issued2_1</text:p>
          </table:table-cell>
          <table:table-cell office:value-type="string">
            <text:p>Local Memory Overhead(%)</text:p>
          </table:table-cell>
          <table:table-cell office:value-type="string">
            <text:p>Warp Execution Efficiency(%)</text:p>
          </table:table-cell>
          <table:table-cell office:value-type="string">
            <text:p>Local Memory Cache Replay Overhead(%)</text:p>
          </table:table-cell>
          <table:table-cell office:value-type="string">
            <text:p>Global Memory Load Efficiency(%)</text:p>
          </table:table-cell>
          <table:table-cell office:value-type="string">
            <text:p>Global Memory Store Efficiency(%)</text:p>
          </table:table-cell>
          <table:table-cell office:value-type="string">
            <text:p>DRAM Read Throughput(bytes/sec)</text:p>
          </table:table-cell>
          <table:table-cell office:value-type="string">
            <text:p>DRAM Write Throughput(bytes/sec)</text:p>
          </table:table-cell>
          <table:table-cell office:value-type="string">
            <text:p>Instruction Replay Overhead(%)</text:p>
          </table:table-cell>
          <table:table-cell office:value-type="string">
            <text:p>Shared Memory Replay Overhead(%)</text:p>
          </table:table-cell>
          <table:table-cell office:value-type="string">
            <text:p>Global Memory Cache Replay Overhead(%)</text:p>
          </table:table-cell>
        </table:table-row>
        <table:table-row table:style-name="ro2">
          <table:table-cell office:value-type="string">
            <text:p>resampleAreaParallelSeparate_x(float const *, float*, int, int, float, int, int, float)</text:p>
          </table:table-cell>
          <table:table-cell office:value-type="float" office:value="69158">
            <text:p>69158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0.85">
            <text:p>0.85</text:p>
          </table:table-cell>
          <table:table-cell office:value-type="float" office:value="23581">
            <text:p>23581</text:p>
          </table:table-cell>
          <table:table-cell office:value-type="float" office:value="6752">
            <text:p>6752</text:p>
          </table:table-cell>
          <table:table-cell office:value-type="float" office:value="23044">
            <text:p>23044</text:p>
          </table:table-cell>
          <table:table-cell office:value-type="float" office:value="6689">
            <text:p>6689</text:p>
          </table:table-cell>
          <table:table-cell office:value-type="float" office:value="0">
            <text:p>0</text:p>
          </table:table-cell>
          <table:table-cell office:value-type="float" office:value="94.108">
            <text:p>94.108</text:p>
          </table:table-cell>
          <table:table-cell office:value-type="float" office:value="0">
            <text:p>0</text:p>
          </table:table-cell>
          <table:table-cell office:value-type="float" office:value="24.605">
            <text:p>24.605</text:p>
          </table:table-cell>
          <table:table-cell office:value-type="float" office:value="83.519">
            <text:p>83.519</text:p>
          </table:table-cell>
          <table:table-cell office:value-type="float" office:value="3225463719">
            <text:p>3225463719</text:p>
          </table:table-cell>
          <table:table-cell office:value-type="float" office:value="3615884533">
            <text:p>3615884533</text:p>
          </table:table-cell>
          <table:table-cell office:value-type="float" office:value="12.992">
            <text:p>12.992</text:p>
          </table:table-cell>
          <table:table-cell office:value-type="float" office:value="0">
            <text:p>0</text:p>
          </table:table-cell>
          <table:table-cell office:value-type="float" office:value="2.784">
            <text:p>2.784</text:p>
          </table:table-cell>
        </table:table-row>
        <table:table-row table:style-name="ro2">
          <table:table-cell office:value-type="string">
            <text:p>setKernel(float*, int, int, int, float)</text:p>
          </table:table-cell>
          <table:table-cell office:value-type="float" office:value="87349">
            <text:p>87349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0.782">
            <text:p>0.782</text:p>
          </table:table-cell>
          <table:table-cell office:value-type="float" office:value="16906">
            <text:p>16906</text:p>
          </table:table-cell>
          <table:table-cell office:value-type="float" office:value="3826">
            <text:p>3826</text:p>
          </table:table-cell>
          <table:table-cell office:value-type="float" office:value="16883">
            <text:p>16883</text:p>
          </table:table-cell>
          <table:table-cell office:value-type="float" office:value="3826">
            <text:p>3826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446150171">
            <text:p>446150171</text:p>
          </table:table-cell>
          <table:table-cell office:value-type="float" office:value="7720214046">
            <text:p>7720214046</text:p>
          </table:table-cell>
          <table:table-cell office:value-type="float" office:value="6.995">
            <text:p>6.99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dualL1Difference_gm(float const *, float const *, float*, int, int, int, float, float, float, float)</text:p>
          </table:table-cell>
          <table:table-cell office:value-type="float" office:value="90170">
            <text:p>9017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0.716">
            <text:p>0.716</text:p>
          </table:table-cell>
          <table:table-cell office:value-type="float" office:value="14004">
            <text:p>14004</text:p>
          </table:table-cell>
          <table:table-cell office:value-type="float" office:value="4028">
            <text:p>4028</text:p>
          </table:table-cell>
          <table:table-cell office:value-type="float" office:value="13732">
            <text:p>13732</text:p>
          </table:table-cell>
          <table:table-cell office:value-type="float" office:value="3984">
            <text:p>3984</text:p>
          </table:table-cell>
          <table:table-cell office:value-type="float" office:value="0">
            <text:p>0</text:p>
          </table:table-cell>
          <table:table-cell office:value-type="float" office:value="96.183">
            <text:p>96.183</text:p>
          </table:table-cell>
          <table:table-cell office:value-type="float" office:value="0">
            <text:p>0</text:p>
          </table:table-cell>
          <table:table-cell office:value-type="float" office:value="45.261">
            <text:p>45.261</text:p>
          </table:table-cell>
          <table:table-cell office:value-type="float" office:value="81.698">
            <text:p>81.698</text:p>
          </table:table-cell>
          <table:table-cell office:value-type="float" office:value="4200327638">
            <text:p>4200327638</text:p>
          </table:table-cell>
          <table:table-cell office:value-type="float" office:value="954358509">
            <text:p>954358509</text:p>
          </table:table-cell>
          <table:table-cell office:value-type="float" office:value="9.614">
            <text:p>9.614</text:p>
          </table:table-cell>
          <table:table-cell office:value-type="float" office:value="0">
            <text:p>0</text:p>
          </table:table-cell>
          <table:table-cell office:value-type="float" office:value="2.836">
            <text:p>2.836</text:p>
          </table:table-cell>
        </table:table-row>
        <table:table-row table:style-name="ro2">
          <table:table-cell office:value-type="string">
            <text:p>resampleAreaParallelSeparate_y(float const *, float*, int, int, float, int, float)</text:p>
          </table:table-cell>
          <table:table-cell office:value-type="float" office:value="93231">
            <text:p>9323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0.838">
            <text:p>0.838</text:p>
          </table:table-cell>
          <table:table-cell office:value-type="float" office:value="28812">
            <text:p>28812</text:p>
          </table:table-cell>
          <table:table-cell office:value-type="float" office:value="8235">
            <text:p>8235</text:p>
          </table:table-cell>
          <table:table-cell office:value-type="float" office:value="28623">
            <text:p>28623</text:p>
          </table:table-cell>
          <table:table-cell office:value-type="float" office:value="8188">
            <text:p>8188</text:p>
          </table:table-cell>
          <table:table-cell office:value-type="float" office:value="0">
            <text:p>0</text:p>
          </table:table-cell>
          <table:table-cell office:value-type="float" office:value="94.18">
            <text:p>94.18</text:p>
          </table:table-cell>
          <table:table-cell office:value-type="float" office:value="0">
            <text:p>0</text:p>
          </table:table-cell>
          <table:table-cell office:value-type="float" office:value="51.784">
            <text:p>51.784</text:p>
          </table:table-cell>
          <table:table-cell office:value-type="float" office:value="102.637">
            <text:p>102.637</text:p>
          </table:table-cell>
          <table:table-cell office:value-type="float" office:value="3087336662">
            <text:p>3087336662</text:p>
          </table:table-cell>
          <table:table-cell office:value-type="float" office:value="3484096238">
            <text:p>3484096238</text:p>
          </table:table-cell>
          <table:table-cell office:value-type="float" office:value="7.28">
            <text:p>7.28</text:p>
          </table:table-cell>
          <table:table-cell office:value-type="float" office:value="0">
            <text:p>0</text:p>
          </table:table-cell>
          <table:table-cell office:value-type="float" office:value="2.444">
            <text:p>2.444</text:p>
          </table:table-cell>
        </table:table-row>
        <table:table-row table:style-name="ro2">
          <table:table-cell office:value-type="string">
            <text:p>addKernel(float const *, float*, int, int, int)</text:p>
          </table:table-cell>
          <table:table-cell office:value-type="float" office:value="123287">
            <text:p>123287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0.857">
            <text:p>0.857</text:p>
          </table:table-cell>
          <table:table-cell office:value-type="float" office:value="39938">
            <text:p>39938</text:p>
          </table:table-cell>
          <table:table-cell office:value-type="float" office:value="3874">
            <text:p>3874</text:p>
          </table:table-cell>
          <table:table-cell office:value-type="float" office:value="39977">
            <text:p>39977</text:p>
          </table:table-cell>
          <table:table-cell office:value-type="float" office:value="3874">
            <text:p>387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9.19">
            <text:p>49.19</text:p>
          </table:table-cell>
          <table:table-cell office:value-type="float" office:value="100">
            <text:p>100</text:p>
          </table:table-cell>
          <table:table-cell office:value-type="float" office:value="5804563020">
            <text:p>5804563020</text:p>
          </table:table-cell>
          <table:table-cell office:value-type="float" office:value="2638915738">
            <text:p>2638915738</text:p>
          </table:table-cell>
          <table:table-cell office:value-type="float" office:value="40.473">
            <text:p>40.473</text:p>
          </table:table-cell>
          <table:table-cell office:value-type="float" office:value="0">
            <text:p>0</text:p>
          </table:table-cell>
          <table:table-cell office:value-type="float" office:value="6.84">
            <text:p>6.84</text:p>
          </table:table-cell>
        </table:table-row>
        <table:table-row table:style-name="ro2">
          <table:table-cell office:value-type="string">
            <text:p>gaussBlurSeparateMirrorGPU_tex_cm_y(float*, int, int, int, int)</text:p>
          </table:table-cell>
          <table:table-cell office:value-type="float" office:value="149766">
            <text:p>149766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0.891">
            <text:p>0.891</text:p>
          </table:table-cell>
          <table:table-cell office:value-type="float" office:value="30667">
            <text:p>30667</text:p>
          </table:table-cell>
          <table:table-cell office:value-type="float" office:value="14108">
            <text:p>14108</text:p>
          </table:table-cell>
          <table:table-cell office:value-type="float" office:value="30653">
            <text:p>30653</text:p>
          </table:table-cell>
          <table:table-cell office:value-type="float" office:value="14107">
            <text:p>14107</text:p>
          </table:table-cell>
          <table:table-cell office:value-type="float" office:value="0">
            <text:p>0</text:p>
          </table:table-cell>
          <table:table-cell office:value-type="float" office:value="97.023">
            <text:p>97.023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3188855510">
            <text:p>3188855510</text:p>
          </table:table-cell>
          <table:table-cell office:value-type="float" office:value="2717444512">
            <text:p>2717444512</text:p>
          </table:table-cell>
          <table:table-cell office:value-type="float" office:value="2.388">
            <text:p>2.38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gaussBlurSeparateMirrorGPU_tex_cm_x(float*, int, int, int, int)</text:p>
          </table:table-cell>
          <table:table-cell office:value-type="float" office:value="165052">
            <text:p>165052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26846">
            <text:p>26846</text:p>
          </table:table-cell>
          <table:table-cell office:value-type="float" office:value="15370">
            <text:p>15370</text:p>
          </table:table-cell>
          <table:table-cell office:value-type="float" office:value="26830">
            <text:p>26830</text:p>
          </table:table-cell>
          <table:table-cell office:value-type="float" office:value="15371">
            <text:p>15371</text:p>
          </table:table-cell>
          <table:table-cell office:value-type="float" office:value="0">
            <text:p>0</text:p>
          </table:table-cell>
          <table:table-cell office:value-type="float" office:value="97.043">
            <text:p>97.043</text:p>
          </table:table-cell>
          <table:table-cell table:number-columns-repeated="2" office:value-type="float" office:value="0">
            <text:p>0</text:p>
          </table:table-cell>
          <table:table-cell office:value-type="float" office:value="100.21">
            <text:p>100.21</text:p>
          </table:table-cell>
          <table:table-cell office:value-type="float" office:value="2811880334">
            <text:p>2811880334</text:p>
          </table:table-cell>
          <table:table-cell office:value-type="float" office:value="2397810222">
            <text:p>2397810222</text:p>
          </table:table-cell>
          <table:table-cell office:value-type="float" office:value="2.405">
            <text:p>2.40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backwardRegistrationBilinearValueTexKernel(float const *, float const *, float*, float, int, int, int, int, float, float)</text:p>
          </table:table-cell>
          <table:table-cell office:value-type="float" office:value="232834">
            <text:p>232834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0.864">
            <text:p>0.864</text:p>
          </table:table-cell>
          <table:table-cell office:value-type="float" office:value="77058">
            <text:p>77058</text:p>
          </table:table-cell>
          <table:table-cell office:value-type="float" office:value="27684">
            <text:p>27684</text:p>
          </table:table-cell>
          <table:table-cell office:value-type="float" office:value="77000">
            <text:p>77000</text:p>
          </table:table-cell>
          <table:table-cell office:value-type="float" office:value="27621">
            <text:p>27621</text:p>
          </table:table-cell>
          <table:table-cell office:value-type="float" office:value="0">
            <text:p>0</text:p>
          </table:table-cell>
          <table:table-cell office:value-type="float" office:value="95.578">
            <text:p>95.578</text:p>
          </table:table-cell>
          <table:table-cell office:value-type="float" office:value="0">
            <text:p>0</text:p>
          </table:table-cell>
          <table:table-cell office:value-type="float" office:value="48.564">
            <text:p>48.564</text:p>
          </table:table-cell>
          <table:table-cell office:value-type="float" office:value="97.737">
            <text:p>97.737</text:p>
          </table:table-cell>
          <table:table-cell office:value-type="float" office:value="5020813713">
            <text:p>5020813713</text:p>
          </table:table-cell>
          <table:table-cell office:value-type="float" office:value="1545654818">
            <text:p>1545654818</text:p>
          </table:table-cell>
          <table:table-cell office:value-type="float" office:value="3.529">
            <text:p>3.529</text:p>
          </table:table-cell>
          <table:table-cell office:value-type="float" office:value="0">
            <text:p>0</text:p>
          </table:table-cell>
          <table:table-cell office:value-type="float" office:value="1.938">
            <text:p>1.938</text:p>
          </table:table-cell>
        </table:table-row>
        <table:table-row table:style-name="ro2">
          <table:table-cell office:value-type="string">
            <text:p>primal1N_gm(float const *, float const *, float const *, float*, float*, int, int, int, float, float, float, float)</text:p>
          </table:table-cell>
          <table:table-cell office:value-type="float" office:value="237722">
            <text:p>237722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0.82">
            <text:p>0.82</text:p>
          </table:table-cell>
          <table:table-cell office:value-type="float" office:value="64809">
            <text:p>64809</text:p>
          </table:table-cell>
          <table:table-cell office:value-type="float" office:value="19186">
            <text:p>19186</text:p>
          </table:table-cell>
          <table:table-cell office:value-type="float" office:value="66126">
            <text:p>66126</text:p>
          </table:table-cell>
          <table:table-cell office:value-type="float" office:value="19186">
            <text:p>19186</text:p>
          </table:table-cell>
          <table:table-cell office:value-type="float" office:value="0">
            <text:p>0</text:p>
          </table:table-cell>
          <table:table-cell office:value-type="float" office:value="96.894">
            <text:p>96.894</text:p>
          </table:table-cell>
          <table:table-cell office:value-type="float" office:value="0">
            <text:p>0</text:p>
          </table:table-cell>
          <table:table-cell office:value-type="float" office:value="44.964">
            <text:p>44.964</text:p>
          </table:table-cell>
          <table:table-cell office:value-type="float" office:value="100">
            <text:p>100</text:p>
          </table:table-cell>
          <table:table-cell office:value-type="float" office:value="5777172388">
            <text:p>5777172388</text:p>
          </table:table-cell>
          <table:table-cell office:value-type="float" office:value="2642935855">
            <text:p>2642935855</text:p>
          </table:table-cell>
          <table:table-cell office:value-type="float" office:value="34.786">
            <text:p>34.786</text:p>
          </table:table-cell>
          <table:table-cell office:value-type="float" office:value="0">
            <text:p>0</text:p>
          </table:table-cell>
          <table:table-cell office:value-type="float" office:value="8.125">
            <text:p>8.125</text:p>
          </table:table-cell>
        </table:table-row>
        <table:table-row table:style-name="ro2">
          <table:table-cell office:value-type="string">
            <text:p>dualTVHuber_gm(float*, float*, float*, int, int, int, float, float, float, float)</text:p>
          </table:table-cell>
          <table:table-cell office:value-type="float" office:value="379766">
            <text:p>379766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0.914">
            <text:p>0.914</text:p>
          </table:table-cell>
          <table:table-cell office:value-type="float" office:value="145846">
            <text:p>145846</text:p>
          </table:table-cell>
          <table:table-cell office:value-type="float" office:value="50725">
            <text:p>50725</text:p>
          </table:table-cell>
          <table:table-cell office:value-type="float" office:value="146170">
            <text:p>146170</text:p>
          </table:table-cell>
          <table:table-cell office:value-type="float" office:value="50862">
            <text:p>50862</text:p>
          </table:table-cell>
          <table:table-cell office:value-type="float" office:value="0">
            <text:p>0</text:p>
          </table:table-cell>
          <table:table-cell office:value-type="float" office:value="93.669">
            <text:p>93.669</text:p>
          </table:table-cell>
          <table:table-cell office:value-type="float" office:value="0">
            <text:p>0</text:p>
          </table:table-cell>
          <table:table-cell office:value-type="float" office:value="44.408">
            <text:p>44.408</text:p>
          </table:table-cell>
          <table:table-cell office:value-type="float" office:value="100">
            <text:p>100</text:p>
          </table:table-cell>
          <table:table-cell office:value-type="float" office:value="3426238619">
            <text:p>3426238619</text:p>
          </table:table-cell>
          <table:table-cell office:value-type="float" office:value="1938172068">
            <text:p>1938172068</text:p>
          </table:table-cell>
          <table:table-cell office:value-type="float" office:value="6.263">
            <text:p>6.263</text:p>
          </table:table-cell>
          <table:table-cell office:value-type="float" office:value="0">
            <text:p>0</text:p>
          </table:table-cell>
          <table:table-cell office:value-type="float" office:value="2.901">
            <text:p>2.901</text:p>
          </table:table-cell>
        </table:table-row>
        <table:table-row table:style-name="ro2">
          <table:table-cell office:value-type="string">
            <text:p>foreward_warp_kernel_atomic(float const *, float const *, float const *, float*, int, int, int)</text:p>
          </table:table-cell>
          <table:table-cell office:value-type="float" office:value="573030">
            <text:p>57303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0.856">
            <text:p>0.856</text:p>
          </table:table-cell>
          <table:table-cell office:value-type="float" office:value="78966">
            <text:p>78966</text:p>
          </table:table-cell>
          <table:table-cell office:value-type="float" office:value="26190">
            <text:p>26190</text:p>
          </table:table-cell>
          <table:table-cell office:value-type="float" office:value="79196">
            <text:p>79196</text:p>
          </table:table-cell>
          <table:table-cell office:value-type="float" office:value="26120">
            <text:p>26120</text:p>
          </table:table-cell>
          <table:table-cell office:value-type="float" office:value="0">
            <text:p>0</text:p>
          </table:table-cell>
          <table:table-cell office:value-type="float" office:value="95.539">
            <text:p>95.539</text:p>
          </table:table-cell>
          <table:table-cell office:value-type="float" office:value="0">
            <text:p>0</text:p>
          </table:table-cell>
          <table:table-cell office:value-type="float" office:value="50.246">
            <text:p>50.246</text:p>
          </table:table-cell>
          <table:table-cell office:value-type="float" office:value="0">
            <text:p>0</text:p>
          </table:table-cell>
          <table:table-cell office:value-type="float" office:value="2630905319">
            <text:p>2630905319</text:p>
          </table:table-cell>
          <table:table-cell office:value-type="float" office:value="2067834418">
            <text:p>2067834418</text:p>
          </table:table-cell>
          <table:table-cell office:value-type="float" office:value="25.772">
            <text:p>25.772</text:p>
          </table:table-cell>
          <table:table-cell office:value-type="float" office:value="0">
            <text:p>0</text:p>
          </table:table-cell>
          <table:table-cell office:value-type="float" office:value="3.417">
            <text:p>3.417</text:p>
          </table:table-cell>
        </table:table-row>
        <table:table-row table:style-name="ro3">
          <table:table-cell table:style-name="Default" table:number-columns-repeated="20"/>
        </table:table-row>
        <table:table-row table:style-name="ro1">
          <table:table-cell table:style-name="ce1" office:value-type="string" table:number-columns-spanned="6" table:number-rows-spanned="1">
            <text:p>Result for shared memory kernels in superresolution.cu – detailed</text:p>
          </table:table-cell>
          <table:covered-table-cell table:number-columns-repeated="5" table:style-name="Default"/>
          <table:table-cell table:style-name="Default" table:number-columns-repeated="14"/>
        </table:table-row>
        <table:table-row table:style-name="ro2">
          <table:table-cell office:value-type="string">
            <text:p>Name</text:p>
          </table:table-cell>
          <table:table-cell office:value-type="string">
            <text:p>Avg. Duration(ns)</text:p>
          </table:table-cell>
          <table:table-cell office:value-type="string">
            <text:p>Registers/Thread</text:p>
          </table:table-cell>
          <table:table-cell office:value-type="string">
            <text:p>Static Shared Memory</text:p>
          </table:table-cell>
          <table:table-cell office:value-type="string">
            <text:p>Avg. Dynamic Shared Memory</text:p>
          </table:table-cell>
          <table:table-cell office:value-type="string">
            <text:p>Achieved Occupancy</text:p>
          </table:table-cell>
          <table:table-cell office:value-type="string">
            <text:p>instructions issued1_0</text:p>
          </table:table-cell>
          <table:table-cell office:value-type="string">
            <text:p>instructions issued2_0</text:p>
          </table:table-cell>
          <table:table-cell office:value-type="string">
            <text:p>instructions issued1_1</text:p>
          </table:table-cell>
          <table:table-cell office:value-type="string">
            <text:p>instructions issued2_1</text:p>
          </table:table-cell>
          <table:table-cell office:value-type="string">
            <text:p>Local Memory Overhead(%)</text:p>
          </table:table-cell>
          <table:table-cell office:value-type="string">
            <text:p>Warp Execution Efficiency(%)</text:p>
          </table:table-cell>
          <table:table-cell office:value-type="string">
            <text:p>Local Memory Cache Replay Overhead(%)</text:p>
          </table:table-cell>
          <table:table-cell office:value-type="string">
            <text:p>Global Memory Load Efficiency(%)</text:p>
          </table:table-cell>
          <table:table-cell office:value-type="string">
            <text:p>Global Memory Store Efficiency(%)</text:p>
          </table:table-cell>
          <table:table-cell office:value-type="string">
            <text:p>DRAM Read Throughput(bytes/sec)</text:p>
          </table:table-cell>
          <table:table-cell office:value-type="string">
            <text:p>DRAM Write Throughput(bytes/sec)</text:p>
          </table:table-cell>
          <table:table-cell office:value-type="string">
            <text:p>Instruction Replay Overhead(%)</text:p>
          </table:table-cell>
          <table:table-cell office:value-type="string">
            <text:p>Shared Memory Replay Overhead(%)</text:p>
          </table:table-cell>
          <table:table-cell office:value-type="string">
            <text:p>Global Memory Cache Replay Overhead(%)</text:p>
          </table:table-cell>
        </table:table-row>
        <table:table-row table:style-name="ro2">
          <table:table-cell office:value-type="string">
            <text:p>resampleAreaParallelSeparate_x(float const *, float*, int, int, float, int, int, float)</text:p>
          </table:table-cell>
          <table:table-cell office:value-type="float" office:value="69266">
            <text:p>69266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0.85">
            <text:p>0.85</text:p>
          </table:table-cell>
          <table:table-cell office:value-type="float" office:value="23548">
            <text:p>23548</text:p>
          </table:table-cell>
          <table:table-cell office:value-type="float" office:value="6752">
            <text:p>6752</text:p>
          </table:table-cell>
          <table:table-cell office:value-type="float" office:value="23030">
            <text:p>23030</text:p>
          </table:table-cell>
          <table:table-cell office:value-type="float" office:value="6689">
            <text:p>6689</text:p>
          </table:table-cell>
          <table:table-cell office:value-type="float" office:value="0">
            <text:p>0</text:p>
          </table:table-cell>
          <table:table-cell office:value-type="float" office:value="94.108">
            <text:p>94.108</text:p>
          </table:table-cell>
          <table:table-cell office:value-type="float" office:value="0">
            <text:p>0</text:p>
          </table:table-cell>
          <table:table-cell office:value-type="float" office:value="24.701">
            <text:p>24.701</text:p>
          </table:table-cell>
          <table:table-cell office:value-type="float" office:value="83.38">
            <text:p>83.38</text:p>
          </table:table-cell>
          <table:table-cell office:value-type="float" office:value="3265290263">
            <text:p>3265290263</text:p>
          </table:table-cell>
          <table:table-cell office:value-type="float" office:value="3617519949">
            <text:p>3617519949</text:p>
          </table:table-cell>
          <table:table-cell office:value-type="float" office:value="12.979">
            <text:p>12.979</text:p>
          </table:table-cell>
          <table:table-cell office:value-type="float" office:value="0">
            <text:p>0</text:p>
          </table:table-cell>
          <table:table-cell office:value-type="float" office:value="2.797">
            <text:p>2.797</text:p>
          </table:table-cell>
        </table:table-row>
        <table:table-row table:style-name="ro2">
          <table:table-cell office:value-type="string">
            <text:p>setKernel(float*, int, int, int, float)</text:p>
          </table:table-cell>
          <table:table-cell office:value-type="float" office:value="87305">
            <text:p>8730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0.783">
            <text:p>0.783</text:p>
          </table:table-cell>
          <table:table-cell office:value-type="float" office:value="16912">
            <text:p>16912</text:p>
          </table:table-cell>
          <table:table-cell office:value-type="float" office:value="3826">
            <text:p>3826</text:p>
          </table:table-cell>
          <table:table-cell office:value-type="float" office:value="16892">
            <text:p>16892</text:p>
          </table:table-cell>
          <table:table-cell office:value-type="float" office:value="3826">
            <text:p>3826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101.884">
            <text:p>101.884</text:p>
          </table:table-cell>
          <table:table-cell office:value-type="float" office:value="462002441">
            <text:p>462002441</text:p>
          </table:table-cell>
          <table:table-cell office:value-type="float" office:value="7664167844">
            <text:p>7664167844</text:p>
          </table:table-cell>
          <table:table-cell office:value-type="float" office:value="6.991">
            <text:p>6.99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resampleAreaParallelSeparate_y(float const *, float*, int, int, float, int, float)</text:p>
          </table:table-cell>
          <table:table-cell office:value-type="float" office:value="93265">
            <text:p>93265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0.838">
            <text:p>0.838</text:p>
          </table:table-cell>
          <table:table-cell office:value-type="float" office:value="28818">
            <text:p>28818</text:p>
          </table:table-cell>
          <table:table-cell office:value-type="float" office:value="8235">
            <text:p>8235</text:p>
          </table:table-cell>
          <table:table-cell office:value-type="float" office:value="28632">
            <text:p>28632</text:p>
          </table:table-cell>
          <table:table-cell office:value-type="float" office:value="8188">
            <text:p>8188</text:p>
          </table:table-cell>
          <table:table-cell office:value-type="float" office:value="0">
            <text:p>0</text:p>
          </table:table-cell>
          <table:table-cell office:value-type="float" office:value="94.18">
            <text:p>94.18</text:p>
          </table:table-cell>
          <table:table-cell office:value-type="float" office:value="0">
            <text:p>0</text:p>
          </table:table-cell>
          <table:table-cell office:value-type="float" office:value="51.659">
            <text:p>51.659</text:p>
          </table:table-cell>
          <table:table-cell office:value-type="float" office:value="99.841">
            <text:p>99.841</text:p>
          </table:table-cell>
          <table:table-cell office:value-type="float" office:value="3183419448">
            <text:p>3183419448</text:p>
          </table:table-cell>
          <table:table-cell office:value-type="float" office:value="3472551110">
            <text:p>3472551110</text:p>
          </table:table-cell>
          <table:table-cell office:value-type="float" office:value="7.285">
            <text:p>7.285</text:p>
          </table:table-cell>
          <table:table-cell office:value-type="float" office:value="0">
            <text:p>0</text:p>
          </table:table-cell>
          <table:table-cell office:value-type="float" office:value="2.453">
            <text:p>2.453</text:p>
          </table:table-cell>
        </table:table-row>
        <table:table-row table:style-name="ro2">
          <table:table-cell office:value-type="string">
            <text:p>addKernel(float const *, float*, int, int, int)</text:p>
          </table:table-cell>
          <table:table-cell office:value-type="float" office:value="123678">
            <text:p>12367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0.848">
            <text:p>0.848</text:p>
          </table:table-cell>
          <table:table-cell office:value-type="float" office:value="39749">
            <text:p>39749</text:p>
          </table:table-cell>
          <table:table-cell office:value-type="float" office:value="3874">
            <text:p>3874</text:p>
          </table:table-cell>
          <table:table-cell office:value-type="float" office:value="39774">
            <text:p>39774</text:p>
          </table:table-cell>
          <table:table-cell office:value-type="float" office:value="3874">
            <text:p>387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9.082">
            <text:p>49.082</text:p>
          </table:table-cell>
          <table:table-cell office:value-type="float" office:value="100">
            <text:p>100</text:p>
          </table:table-cell>
          <table:table-cell office:value-type="float" office:value="5811346966">
            <text:p>5811346966</text:p>
          </table:table-cell>
          <table:table-cell office:value-type="float" office:value="2602433788">
            <text:p>2602433788</text:p>
          </table:table-cell>
          <table:table-cell office:value-type="float" office:value="40.612">
            <text:p>40.612</text:p>
          </table:table-cell>
          <table:table-cell office:value-type="float" office:value="0">
            <text:p>0</text:p>
          </table:table-cell>
          <table:table-cell office:value-type="float" office:value="6.832">
            <text:p>6.832</text:p>
          </table:table-cell>
        </table:table-row>
        <table:table-row table:style-name="ro2">
          <table:table-cell office:value-type="string">
            <text:p>dualL1Difference_sm(float const *, float const *, float*, int, int, int, float, float, float, float)</text:p>
          </table:table-cell>
          <table:table-cell office:value-type="float" office:value="127215">
            <text:p>127215</text:p>
          </table:table-cell>
          <table:table-cell office:value-type="float" office:value="12">
            <text:p>12</text:p>
          </table:table-cell>
          <table:table-cell office:value-type="float" office:value="3072">
            <text:p>3072</text:p>
          </table:table-cell>
          <table:table-cell office:value-type="float" office:value="0">
            <text:p>0</text:p>
          </table:table-cell>
          <table:table-cell office:value-type="float" office:value="0.877">
            <text:p>0.877</text:p>
          </table:table-cell>
          <table:table-cell office:value-type="float" office:value="31608">
            <text:p>31608</text:p>
          </table:table-cell>
          <table:table-cell office:value-type="float" office:value="9171">
            <text:p>9171</text:p>
          </table:table-cell>
          <table:table-cell office:value-type="float" office:value="31109">
            <text:p>31109</text:p>
          </table:table-cell>
          <table:table-cell office:value-type="float" office:value="9126">
            <text:p>9126</text:p>
          </table:table-cell>
          <table:table-cell office:value-type="float" office:value="0">
            <text:p>0</text:p>
          </table:table-cell>
          <table:table-cell office:value-type="float" office:value="96.29">
            <text:p>96.29</text:p>
          </table:table-cell>
          <table:table-cell office:value-type="float" office:value="0">
            <text:p>0</text:p>
          </table:table-cell>
          <table:table-cell office:value-type="float" office:value="45.504">
            <text:p>45.504</text:p>
          </table:table-cell>
          <table:table-cell office:value-type="float" office:value="57.396">
            <text:p>57.396</text:p>
          </table:table-cell>
          <table:table-cell office:value-type="float" office:value="2315985499">
            <text:p>2315985499</text:p>
          </table:table-cell>
          <table:table-cell office:value-type="float" office:value="532607038">
            <text:p>532607038</text:p>
          </table:table-cell>
          <table:table-cell office:value-type="float" office:value="18.301">
            <text:p>18.301</text:p>
          </table:table-cell>
          <table:table-cell office:value-type="float" office:value="13.253">
            <text:p>13.253</text:p>
          </table:table-cell>
          <table:table-cell office:value-type="float" office:value="1.241">
            <text:p>1.241</text:p>
          </table:table-cell>
        </table:table-row>
        <table:table-row table:style-name="ro2">
          <table:table-cell office:value-type="string">
            <text:p>gaussBlurSeparateMirrorGPU_tex_cm_y(float*, int, int, int, int)</text:p>
          </table:table-cell>
          <table:table-cell office:value-type="float" office:value="149754">
            <text:p>149754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0.887">
            <text:p>0.887</text:p>
          </table:table-cell>
          <table:table-cell office:value-type="float" office:value="30668">
            <text:p>30668</text:p>
          </table:table-cell>
          <table:table-cell office:value-type="float" office:value="14108">
            <text:p>14108</text:p>
          </table:table-cell>
          <table:table-cell office:value-type="float" office:value="30653">
            <text:p>30653</text:p>
          </table:table-cell>
          <table:table-cell office:value-type="float" office:value="14107">
            <text:p>14107</text:p>
          </table:table-cell>
          <table:table-cell office:value-type="float" office:value="0">
            <text:p>0</text:p>
          </table:table-cell>
          <table:table-cell office:value-type="float" office:value="97.023">
            <text:p>97.023</text:p>
          </table:table-cell>
          <table:table-cell table:number-columns-repeated="2" office:value-type="float" office:value="0">
            <text:p>0</text:p>
          </table:table-cell>
          <table:table-cell office:value-type="float" office:value="101.204">
            <text:p>101.204</text:p>
          </table:table-cell>
          <table:table-cell office:value-type="float" office:value="3210424260">
            <text:p>3210424260</text:p>
          </table:table-cell>
          <table:table-cell office:value-type="float" office:value="2717162065">
            <text:p>2717162065</text:p>
          </table:table-cell>
          <table:table-cell office:value-type="float" office:value="2.388">
            <text:p>2.388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</table:table-row>
        <table:table-row table:style-name="ro2">
          <table:table-cell office:value-type="string">
            <text:p>gaussBlurSeparateMirrorGPU_tex_cm_x(float*, int, int, int, int)</text:p>
          </table:table-cell>
          <table:table-cell office:value-type="float" office:value="165137">
            <text:p>165137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0.752">
            <text:p>0.752</text:p>
          </table:table-cell>
          <table:table-cell office:value-type="float" office:value="26846">
            <text:p>26846</text:p>
          </table:table-cell>
          <table:table-cell office:value-type="float" office:value="15370">
            <text:p>15370</text:p>
          </table:table-cell>
          <table:table-cell office:value-type="float" office:value="26830">
            <text:p>26830</text:p>
          </table:table-cell>
          <table:table-cell office:value-type="float" office:value="15371">
            <text:p>15371</text:p>
          </table:table-cell>
          <table:table-cell office:value-type="float" office:value="0">
            <text:p>0</text:p>
          </table:table-cell>
          <table:table-cell office:value-type="float" office:value="97.043">
            <text:p>97.043</text:p>
          </table:table-cell>
          <table:table-cell table:number-columns-repeated="2" office:value-type="float" office:value="0">
            <text:p>0</text:p>
          </table:table-cell>
          <table:table-cell office:value-type="float" office:value="101.592">
            <text:p>101.592</text:p>
          </table:table-cell>
          <table:table-cell office:value-type="float" office:value="2814798084">
            <text:p>2814798084</text:p>
          </table:table-cell>
          <table:table-cell office:value-type="float" office:value="2405342122">
            <text:p>2405342122</text:p>
          </table:table-cell>
          <table:table-cell office:value-type="float" office:value="2.404">
            <text:p>2.404</text:p>
          </table:table-cell>
          <table:table-cell office:value-type="float" office:value="0">
            <text:p>0</text:p>
          </table:table-cell>
          <table:table-cell office:value-type="float" office:value="0.016">
            <text:p>0.016</text:p>
          </table:table-cell>
        </table:table-row>
        <table:table-row table:style-name="ro2">
          <table:table-cell office:value-type="string">
            <text:p>backwardRegistrationBilinearValueTexKernel(float const *, float const *, float*, float, int, int, int, int, float, float)</text:p>
          </table:table-cell>
          <table:table-cell office:value-type="float" office:value="232945">
            <text:p>232945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0.864">
            <text:p>0.864</text:p>
          </table:table-cell>
          <table:table-cell office:value-type="float" office:value="77052">
            <text:p>77052</text:p>
          </table:table-cell>
          <table:table-cell office:value-type="float" office:value="27684">
            <text:p>27684</text:p>
          </table:table-cell>
          <table:table-cell office:value-type="float" office:value="76996">
            <text:p>76996</text:p>
          </table:table-cell>
          <table:table-cell office:value-type="float" office:value="27621">
            <text:p>27621</text:p>
          </table:table-cell>
          <table:table-cell office:value-type="float" office:value="0">
            <text:p>0</text:p>
          </table:table-cell>
          <table:table-cell office:value-type="float" office:value="95.578">
            <text:p>95.578</text:p>
          </table:table-cell>
          <table:table-cell office:value-type="float" office:value="0">
            <text:p>0</text:p>
          </table:table-cell>
          <table:table-cell office:value-type="float" office:value="51.952">
            <text:p>51.952</text:p>
          </table:table-cell>
          <table:table-cell office:value-type="float" office:value="97.046">
            <text:p>97.046</text:p>
          </table:table-cell>
          <table:table-cell office:value-type="float" office:value="5033029406">
            <text:p>5033029406</text:p>
          </table:table-cell>
          <table:table-cell office:value-type="float" office:value="1540071339">
            <text:p>1540071339</text:p>
          </table:table-cell>
          <table:table-cell office:value-type="float" office:value="3.53">
            <text:p>3.53</text:p>
          </table:table-cell>
          <table:table-cell office:value-type="float" office:value="0">
            <text:p>0</text:p>
          </table:table-cell>
          <table:table-cell office:value-type="float" office:value="1.944">
            <text:p>1.944</text:p>
          </table:table-cell>
        </table:table-row>
        <table:table-row table:style-name="ro2">
          <table:table-cell office:value-type="string">
            <text:p>primal1N_sm(float const *, float const *, float const *, float*, float*, int, int, int, float, float, float, float)</text:p>
          </table:table-cell>
          <table:table-cell office:value-type="float" office:value="287254">
            <text:p>287254</text:p>
          </table:table-cell>
          <table:table-cell office:value-type="float" office:value="16">
            <text:p>16</text:p>
          </table:table-cell>
          <table:table-cell office:value-type="float" office:value="2176">
            <text:p>2176</text:p>
          </table:table-cell>
          <table:table-cell office:value-type="float" office:value="0">
            <text:p>0</text:p>
          </table:table-cell>
          <table:table-cell office:value-type="float" office:value="0.937">
            <text:p>0.937</text:p>
          </table:table-cell>
          <table:table-cell office:value-type="float" office:value="102567">
            <text:p>102567</text:p>
          </table:table-cell>
          <table:table-cell office:value-type="float" office:value="21783">
            <text:p>21783</text:p>
          </table:table-cell>
          <table:table-cell office:value-type="float" office:value="100252">
            <text:p>100252</text:p>
          </table:table-cell>
          <table:table-cell office:value-type="float" office:value="21783">
            <text:p>21783</text:p>
          </table:table-cell>
          <table:table-cell office:value-type="float" office:value="0">
            <text:p>0</text:p>
          </table:table-cell>
          <table:table-cell office:value-type="float" office:value="95.716">
            <text:p>95.716</text:p>
          </table:table-cell>
          <table:table-cell office:value-type="float" office:value="0">
            <text:p>0</text:p>
          </table:table-cell>
          <table:table-cell office:value-type="float" office:value="39.822">
            <text:p>39.822</text:p>
          </table:table-cell>
          <table:table-cell office:value-type="float" office:value="153.409">
            <text:p>153.409</text:p>
          </table:table-cell>
          <table:table-cell office:value-type="float" office:value="5431261337">
            <text:p>5431261337</text:p>
          </table:table-cell>
          <table:table-cell office:value-type="float" office:value="2396857140">
            <text:p>2396857140</text:p>
          </table:table-cell>
          <table:table-cell office:value-type="float" office:value="32.273">
            <text:p>32.273</text:p>
          </table:table-cell>
          <table:table-cell office:value-type="float" office:value="20.146">
            <text:p>20.146</text:p>
          </table:table-cell>
          <table:table-cell office:value-type="float" office:value="5.501">
            <text:p>5.501</text:p>
          </table:table-cell>
        </table:table-row>
        <table:table-row table:style-name="ro2">
          <table:table-cell office:value-type="string">
            <text:p>dualTVHuber_sm(float*, float*, float*, int, int, int, float, float, float, float)</text:p>
          </table:table-cell>
          <table:table-cell office:value-type="float" office:value="419642">
            <text:p>419642</text:p>
          </table:table-cell>
          <table:table-cell office:value-type="float" office:value="19">
            <text:p>19</text:p>
          </table:table-cell>
          <table:table-cell office:value-type="float" office:value="3204">
            <text:p>3204</text:p>
          </table:table-cell>
          <table:table-cell office:value-type="float" office:value="0">
            <text:p>0</text:p>
          </table:table-cell>
          <table:table-cell office:value-type="float" office:value="0.942">
            <text:p>0.942</text:p>
          </table:table-cell>
          <table:table-cell office:value-type="float" office:value="189096">
            <text:p>189096</text:p>
          </table:table-cell>
          <table:table-cell office:value-type="float" office:value="59965">
            <text:p>59965</text:p>
          </table:table-cell>
          <table:table-cell office:value-type="float" office:value="191454">
            <text:p>191454</text:p>
          </table:table-cell>
          <table:table-cell office:value-type="float" office:value="60094">
            <text:p>60094</text:p>
          </table:table-cell>
          <table:table-cell office:value-type="float" office:value="0">
            <text:p>0</text:p>
          </table:table-cell>
          <table:table-cell office:value-type="float" office:value="92.883">
            <text:p>92.883</text:p>
          </table:table-cell>
          <table:table-cell office:value-type="float" office:value="0">
            <text:p>0</text:p>
          </table:table-cell>
          <table:table-cell office:value-type="float" office:value="37.719">
            <text:p>37.719</text:p>
          </table:table-cell>
          <table:table-cell office:value-type="float" office:value="100">
            <text:p>100</text:p>
          </table:table-cell>
          <table:table-cell office:value-type="float" office:value="3075133107">
            <text:p>3075133107</text:p>
          </table:table-cell>
          <table:table-cell office:value-type="float" office:value="1723325483">
            <text:p>1723325483</text:p>
          </table:table-cell>
          <table:table-cell office:value-type="float" office:value="16.038">
            <text:p>16.038</text:p>
          </table:table-cell>
          <table:table-cell office:value-type="float" office:value="12.037">
            <text:p>12.037</text:p>
          </table:table-cell>
          <table:table-cell office:value-type="float" office:value="1.905">
            <text:p>1.905</text:p>
          </table:table-cell>
        </table:table-row>
        <table:table-row table:style-name="ro2">
          <table:table-cell office:value-type="string">
            <text:p>foreward_warp_kernel_atomic(float const *, float const *, float const *, float*, int, int, int)</text:p>
          </table:table-cell>
          <table:table-cell office:value-type="float" office:value="573329">
            <text:p>573329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0.856">
            <text:p>0.856</text:p>
          </table:table-cell>
          <table:table-cell office:value-type="float" office:value="78976">
            <text:p>78976</text:p>
          </table:table-cell>
          <table:table-cell office:value-type="float" office:value="26190">
            <text:p>26190</text:p>
          </table:table-cell>
          <table:table-cell office:value-type="float" office:value="79285">
            <text:p>79285</text:p>
          </table:table-cell>
          <table:table-cell office:value-type="float" office:value="26120">
            <text:p>26120</text:p>
          </table:table-cell>
          <table:table-cell office:value-type="float" office:value="0">
            <text:p>0</text:p>
          </table:table-cell>
          <table:table-cell office:value-type="float" office:value="95.539">
            <text:p>95.539</text:p>
          </table:table-cell>
          <table:table-cell office:value-type="float" office:value="0">
            <text:p>0</text:p>
          </table:table-cell>
          <table:table-cell office:value-type="float" office:value="49.408">
            <text:p>49.408</text:p>
          </table:table-cell>
          <table:table-cell office:value-type="float" office:value="0">
            <text:p>0</text:p>
          </table:table-cell>
          <table:table-cell office:value-type="float" office:value="2682339163">
            <text:p>2682339163</text:p>
          </table:table-cell>
          <table:table-cell office:value-type="float" office:value="2062903724">
            <text:p>2062903724</text:p>
          </table:table-cell>
          <table:table-cell office:value-type="float" office:value="25.761">
            <text:p>25.761</text:p>
          </table:table-cell>
          <table:table-cell office:value-type="float" office:value="0">
            <text:p>0</text:p>
          </table:table-cell>
          <table:table-cell office:value-type="float" office:value="3.474">
            <text:p>3.474</text:p>
          </table:table-cell>
        </table:table-row>
        <table:table-row table:style-name="ro3">
          <table:table-cell table:style-name="Default" table:number-columns-repeated="20"/>
        </table:table-row>
        <table:table-row table:style-name="ro1">
          <table:table-cell table:style-name="ce1" office:value-type="string" table:number-columns-spanned="6" table:number-rows-spanned="1">
            <text:p>Result for shared memory kernels in superresolution.cu – detailed ( not using texture memory for kernels gaussBlur)</text:p>
          </table:table-cell>
          <table:covered-table-cell table:number-columns-repeated="5" table:style-name="Default"/>
          <table:table-cell table:style-name="Default" table:number-columns-repeated="14"/>
        </table:table-row>
        <table:table-row table:style-name="ro2">
          <table:table-cell office:value-type="string">
            <text:p>Name</text:p>
          </table:table-cell>
          <table:table-cell office:value-type="string">
            <text:p>Avg. Duration(ns)</text:p>
          </table:table-cell>
          <table:table-cell office:value-type="string">
            <text:p>Registers/Thread</text:p>
          </table:table-cell>
          <table:table-cell office:value-type="string">
            <text:p>Static Shared Memory</text:p>
          </table:table-cell>
          <table:table-cell office:value-type="string">
            <text:p>Avg. Dynamic Shared Memory</text:p>
          </table:table-cell>
          <table:table-cell office:value-type="string">
            <text:p>Achieved Occupancy</text:p>
          </table:table-cell>
          <table:table-cell office:value-type="string">
            <text:p>instructions issued1_0</text:p>
          </table:table-cell>
          <table:table-cell office:value-type="string">
            <text:p>instructions issued2_0</text:p>
          </table:table-cell>
          <table:table-cell office:value-type="string">
            <text:p>instructions issued1_1</text:p>
          </table:table-cell>
          <table:table-cell office:value-type="string">
            <text:p>instructions issued2_1</text:p>
          </table:table-cell>
          <table:table-cell office:value-type="string">
            <text:p>Local Memory Overhead(%)</text:p>
          </table:table-cell>
          <table:table-cell office:value-type="string">
            <text:p>Warp Execution Efficiency(%)</text:p>
          </table:table-cell>
          <table:table-cell office:value-type="string">
            <text:p>Local Memory Cache Replay Overhead(%)</text:p>
          </table:table-cell>
          <table:table-cell office:value-type="string">
            <text:p>Global Memory Load Efficiency(%)</text:p>
          </table:table-cell>
          <table:table-cell office:value-type="string">
            <text:p>Global Memory Store Efficiency(%)</text:p>
          </table:table-cell>
          <table:table-cell office:value-type="string">
            <text:p>DRAM Read Throughput(bytes/sec)</text:p>
          </table:table-cell>
          <table:table-cell office:value-type="string">
            <text:p>DRAM Write Throughput(bytes/sec)</text:p>
          </table:table-cell>
          <table:table-cell office:value-type="string">
            <text:p>Instruction Replay Overhead(%)</text:p>
          </table:table-cell>
          <table:table-cell office:value-type="string">
            <text:p>Shared Memory Replay Overhead(%)</text:p>
          </table:table-cell>
          <table:table-cell office:value-type="string">
            <text:p>Global Memory Cache Replay Overhead(%)</text:p>
          </table:table-cell>
        </table:table-row>
        <table:table-row table:style-name="ro2">
          <table:table-cell office:value-type="string">
            <text:p>resampleAreaParallelSeparate_x(float const *, float*, int, int, float, int, int, float)</text:p>
          </table:table-cell>
          <table:table-cell office:value-type="float" office:value="69463">
            <text:p>69463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0.856">
            <text:p>0.856</text:p>
          </table:table-cell>
          <table:table-cell office:value-type="float" office:value="23608">
            <text:p>23608</text:p>
          </table:table-cell>
          <table:table-cell office:value-type="float" office:value="6752">
            <text:p>6752</text:p>
          </table:table-cell>
          <table:table-cell office:value-type="float" office:value="23070">
            <text:p>23070</text:p>
          </table:table-cell>
          <table:table-cell office:value-type="float" office:value="6689">
            <text:p>6689</text:p>
          </table:table-cell>
          <table:table-cell office:value-type="float" office:value="0">
            <text:p>0</text:p>
          </table:table-cell>
          <table:table-cell office:value-type="float" office:value="94.108">
            <text:p>94.108</text:p>
          </table:table-cell>
          <table:table-cell office:value-type="float" office:value="0">
            <text:p>0</text:p>
          </table:table-cell>
          <table:table-cell office:value-type="float" office:value="24.56">
            <text:p>24.56</text:p>
          </table:table-cell>
          <table:table-cell office:value-type="float" office:value="83.937">
            <text:p>83.937</text:p>
          </table:table-cell>
          <table:table-cell office:value-type="float" office:value="3247227878">
            <text:p>3247227878</text:p>
          </table:table-cell>
          <table:table-cell office:value-type="float" office:value="3603621128">
            <text:p>3603621128</text:p>
          </table:table-cell>
          <table:table-cell office:value-type="float" office:value="12.995">
            <text:p>12.995</text:p>
          </table:table-cell>
          <table:table-cell office:value-type="float" office:value="0">
            <text:p>0</text:p>
          </table:table-cell>
          <table:table-cell office:value-type="float" office:value="2.79">
            <text:p>2.79</text:p>
          </table:table-cell>
        </table:table-row>
        <table:table-row table:style-name="ro2">
          <table:table-cell office:value-type="string">
            <text:p>setKernel(float*, int, int, int, float)</text:p>
          </table:table-cell>
          <table:table-cell office:value-type="float" office:value="87303">
            <text:p>8730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0.784">
            <text:p>0.784</text:p>
          </table:table-cell>
          <table:table-cell office:value-type="float" office:value="16913">
            <text:p>16913</text:p>
          </table:table-cell>
          <table:table-cell office:value-type="float" office:value="3826">
            <text:p>3826</text:p>
          </table:table-cell>
          <table:table-cell office:value-type="float" office:value="16901">
            <text:p>16901</text:p>
          </table:table-cell>
          <table:table-cell office:value-type="float" office:value="3826">
            <text:p>3826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99.986">
            <text:p>99.986</text:p>
          </table:table-cell>
          <table:table-cell office:value-type="float" office:value="444194325">
            <text:p>444194325</text:p>
          </table:table-cell>
          <table:table-cell office:value-type="float" office:value="7716080597">
            <text:p>7716080597</text:p>
          </table:table-cell>
          <table:table-cell office:value-type="float" office:value="7.017">
            <text:p>7.01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resampleAreaParallelSeparate_y(float const *, float*, int, int, float, int, float)</text:p>
          </table:table-cell>
          <table:table-cell office:value-type="float" office:value="93189">
            <text:p>9318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0.839">
            <text:p>0.839</text:p>
          </table:table-cell>
          <table:table-cell office:value-type="float" office:value="28811">
            <text:p>28811</text:p>
          </table:table-cell>
          <table:table-cell office:value-type="float" office:value="8235">
            <text:p>8235</text:p>
          </table:table-cell>
          <table:table-cell office:value-type="float" office:value="28616">
            <text:p>28616</text:p>
          </table:table-cell>
          <table:table-cell office:value-type="float" office:value="8188">
            <text:p>8188</text:p>
          </table:table-cell>
          <table:table-cell office:value-type="float" office:value="0">
            <text:p>0</text:p>
          </table:table-cell>
          <table:table-cell office:value-type="float" office:value="94.18">
            <text:p>94.18</text:p>
          </table:table-cell>
          <table:table-cell office:value-type="float" office:value="0">
            <text:p>0</text:p>
          </table:table-cell>
          <table:table-cell office:value-type="float" office:value="51.837">
            <text:p>51.837</text:p>
          </table:table-cell>
          <table:table-cell office:value-type="float" office:value="101.096">
            <text:p>101.096</text:p>
          </table:table-cell>
          <table:table-cell office:value-type="float" office:value="3170524611">
            <text:p>3170524611</text:p>
          </table:table-cell>
          <table:table-cell office:value-type="float" office:value="3448514621">
            <text:p>3448514621</text:p>
          </table:table-cell>
          <table:table-cell office:value-type="float" office:value="7.297">
            <text:p>7.297</text:p>
          </table:table-cell>
          <table:table-cell office:value-type="float" office:value="0">
            <text:p>0</text:p>
          </table:table-cell>
          <table:table-cell office:value-type="float" office:value="2.454">
            <text:p>2.454</text:p>
          </table:table-cell>
        </table:table-row>
        <table:table-row table:style-name="ro2">
          <table:table-cell office:value-type="string">
            <text:p>addKernel(float const *, float*, int, int, int)</text:p>
          </table:table-cell>
          <table:table-cell office:value-type="float" office:value="123494">
            <text:p>12349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0.848">
            <text:p>0.848</text:p>
          </table:table-cell>
          <table:table-cell office:value-type="float" office:value="39727">
            <text:p>39727</text:p>
          </table:table-cell>
          <table:table-cell office:value-type="float" office:value="3874">
            <text:p>3874</text:p>
          </table:table-cell>
          <table:table-cell office:value-type="float" office:value="39738">
            <text:p>39738</text:p>
          </table:table-cell>
          <table:table-cell office:value-type="float" office:value="3874">
            <text:p>387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1.138">
            <text:p>51.138</text:p>
          </table:table-cell>
          <table:table-cell office:value-type="float" office:value="103.418">
            <text:p>103.418</text:p>
          </table:table-cell>
          <table:table-cell office:value-type="float" office:value="5763699771">
            <text:p>5763699771</text:p>
          </table:table-cell>
          <table:table-cell office:value-type="float" office:value="2617497038">
            <text:p>2617497038</text:p>
          </table:table-cell>
          <table:table-cell office:value-type="float" office:value="40.663">
            <text:p>40.663</text:p>
          </table:table-cell>
          <table:table-cell office:value-type="float" office:value="0">
            <text:p>0</text:p>
          </table:table-cell>
          <table:table-cell office:value-type="float" office:value="6.897">
            <text:p>6.897</text:p>
          </table:table-cell>
        </table:table-row>
        <table:table-row table:style-name="ro2">
          <table:table-cell office:value-type="string">
            <text:p>dualL1Difference_sm(float const *, float const *, float*, int, int, int, float, float, float, float)</text:p>
          </table:table-cell>
          <table:table-cell office:value-type="float" office:value="127252">
            <text:p>127252</text:p>
          </table:table-cell>
          <table:table-cell office:value-type="float" office:value="12">
            <text:p>12</text:p>
          </table:table-cell>
          <table:table-cell office:value-type="float" office:value="3072">
            <text:p>3072</text:p>
          </table:table-cell>
          <table:table-cell office:value-type="float" office:value="0">
            <text:p>0</text:p>
          </table:table-cell>
          <table:table-cell office:value-type="float" office:value="0.877">
            <text:p>0.877</text:p>
          </table:table-cell>
          <table:table-cell office:value-type="float" office:value="31613">
            <text:p>31613</text:p>
          </table:table-cell>
          <table:table-cell office:value-type="float" office:value="9171">
            <text:p>9171</text:p>
          </table:table-cell>
          <table:table-cell office:value-type="float" office:value="31124">
            <text:p>31124</text:p>
          </table:table-cell>
          <table:table-cell office:value-type="float" office:value="9126">
            <text:p>9126</text:p>
          </table:table-cell>
          <table:table-cell office:value-type="float" office:value="0">
            <text:p>0</text:p>
          </table:table-cell>
          <table:table-cell office:value-type="float" office:value="96.29">
            <text:p>96.29</text:p>
          </table:table-cell>
          <table:table-cell office:value-type="float" office:value="0">
            <text:p>0</text:p>
          </table:table-cell>
          <table:table-cell office:value-type="float" office:value="46.406">
            <text:p>46.406</text:p>
          </table:table-cell>
          <table:table-cell office:value-type="float" office:value="57.396">
            <text:p>57.396</text:p>
          </table:table-cell>
          <table:table-cell office:value-type="float" office:value="2299893544">
            <text:p>2299893544</text:p>
          </table:table-cell>
          <table:table-cell office:value-type="float" office:value="543005971">
            <text:p>543005971</text:p>
          </table:table-cell>
          <table:table-cell office:value-type="float" office:value="18.258">
            <text:p>18.258</text:p>
          </table:table-cell>
          <table:table-cell office:value-type="float" office:value="13.335">
            <text:p>13.335</text:p>
          </table:table-cell>
          <table:table-cell office:value-type="float" office:value="1.247">
            <text:p>1.247</text:p>
          </table:table-cell>
        </table:table-row>
        <table:table-row table:style-name="ro2">
          <table:table-cell office:value-type="string">
            <text:p>gaussBlurSeparateMirrorGPU_gm_y(float const *, float*, int, int, int, int)</text:p>
          </table:table-cell>
          <table:table-cell office:value-type="float" office:value="145906">
            <text:p>145906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0.66">
            <text:p>0.66</text:p>
          </table:table-cell>
          <table:table-cell office:value-type="float" office:value="31049">
            <text:p>31049</text:p>
          </table:table-cell>
          <table:table-cell office:value-type="float" office:value="26838">
            <text:p>26838</text:p>
          </table:table-cell>
          <table:table-cell office:value-type="float" office:value="31179">
            <text:p>31179</text:p>
          </table:table-cell>
          <table:table-cell office:value-type="float" office:value="26838">
            <text:p>26838</text:p>
          </table:table-cell>
          <table:table-cell office:value-type="float" office:value="0">
            <text:p>0</text:p>
          </table:table-cell>
          <table:table-cell office:value-type="float" office:value="96.788">
            <text:p>96.788</text:p>
          </table:table-cell>
          <table:table-cell office:value-type="float" office:value="0">
            <text:p>0</text:p>
          </table:table-cell>
          <table:table-cell office:value-type="float" office:value="49.31">
            <text:p>49.31</text:p>
          </table:table-cell>
          <table:table-cell office:value-type="float" office:value="102.401">
            <text:p>102.401</text:p>
          </table:table-cell>
          <table:table-cell office:value-type="float" office:value="3328306649">
            <text:p>3328306649</text:p>
          </table:table-cell>
          <table:table-cell office:value-type="float" office:value="2735895989">
            <text:p>2735895989</text:p>
          </table:table-cell>
          <table:table-cell office:value-type="float" office:value="6.679">
            <text:p>6.679</text:p>
          </table:table-cell>
          <table:table-cell office:value-type="float" office:value="0">
            <text:p>0</text:p>
          </table:table-cell>
          <table:table-cell office:value-type="float" office:value="1.582">
            <text:p>1.582</text:p>
          </table:table-cell>
        </table:table-row>
        <table:table-row table:style-name="ro2">
          <table:table-cell office:value-type="string">
            <text:p>gaussBlurSeparateMirrorGPU_gm_x(float const *, float*, int, int, int, int)</text:p>
          </table:table-cell>
          <table:table-cell office:value-type="float" office:value="167226">
            <text:p>167226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0.591">
            <text:p>0.591</text:p>
          </table:table-cell>
          <table:table-cell office:value-type="float" office:value="40721">
            <text:p>40721</text:p>
          </table:table-cell>
          <table:table-cell office:value-type="float" office:value="25525">
            <text:p>25525</text:p>
          </table:table-cell>
          <table:table-cell office:value-type="float" office:value="40652">
            <text:p>40652</text:p>
          </table:table-cell>
          <table:table-cell office:value-type="float" office:value="25525">
            <text:p>25525</text:p>
          </table:table-cell>
          <table:table-cell office:value-type="float" office:value="0">
            <text:p>0</text:p>
          </table:table-cell>
          <table:table-cell office:value-type="float" office:value="96.75">
            <text:p>96.75</text:p>
          </table:table-cell>
          <table:table-cell office:value-type="float" office:value="0">
            <text:p>0</text:p>
          </table:table-cell>
          <table:table-cell office:value-type="float" office:value="37.536">
            <text:p>37.536</text:p>
          </table:table-cell>
          <table:table-cell office:value-type="float" office:value="100.557">
            <text:p>100.557</text:p>
          </table:table-cell>
          <table:table-cell office:value-type="float" office:value="2777412335">
            <text:p>2777412335</text:p>
          </table:table-cell>
          <table:table-cell office:value-type="float" office:value="2282682239">
            <text:p>2282682239</text:p>
          </table:table-cell>
          <table:table-cell office:value-type="float" office:value="8.189">
            <text:p>8.189</text:p>
          </table:table-cell>
          <table:table-cell office:value-type="float" office:value="0">
            <text:p>0</text:p>
          </table:table-cell>
          <table:table-cell office:value-type="float" office:value="1.558">
            <text:p>1.558</text:p>
          </table:table-cell>
        </table:table-row>
        <table:table-row table:style-name="ro2">
          <table:table-cell office:value-type="string">
            <text:p>backwardRegistrationBilinearValueTexKernel(float const *, float const *, float*, float, int, int, int, int, float, float)</text:p>
          </table:table-cell>
          <table:table-cell office:value-type="float" office:value="232970">
            <text:p>23297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0.863">
            <text:p>0.863</text:p>
          </table:table-cell>
          <table:table-cell office:value-type="float" office:value="77056">
            <text:p>77056</text:p>
          </table:table-cell>
          <table:table-cell office:value-type="float" office:value="27684">
            <text:p>27684</text:p>
          </table:table-cell>
          <table:table-cell office:value-type="float" office:value="77002">
            <text:p>77002</text:p>
          </table:table-cell>
          <table:table-cell office:value-type="float" office:value="27621">
            <text:p>27621</text:p>
          </table:table-cell>
          <table:table-cell office:value-type="float" office:value="0">
            <text:p>0</text:p>
          </table:table-cell>
          <table:table-cell office:value-type="float" office:value="95.578">
            <text:p>95.578</text:p>
          </table:table-cell>
          <table:table-cell office:value-type="float" office:value="0">
            <text:p>0</text:p>
          </table:table-cell>
          <table:table-cell office:value-type="float" office:value="48.75">
            <text:p>48.75</text:p>
          </table:table-cell>
          <table:table-cell office:value-type="float" office:value="100.546">
            <text:p>100.546</text:p>
          </table:table-cell>
          <table:table-cell office:value-type="float" office:value="5065678782">
            <text:p>5065678782</text:p>
          </table:table-cell>
          <table:table-cell office:value-type="float" office:value="1540451127">
            <text:p>1540451127</text:p>
          </table:table-cell>
          <table:table-cell office:value-type="float" office:value="3.534">
            <text:p>3.534</text:p>
          </table:table-cell>
          <table:table-cell office:value-type="float" office:value="0">
            <text:p>0</text:p>
          </table:table-cell>
          <table:table-cell office:value-type="float" office:value="1.945">
            <text:p>1.945</text:p>
          </table:table-cell>
        </table:table-row>
        <table:table-row table:style-name="ro2">
          <table:table-cell office:value-type="string">
            <text:p>primal1N_sm(float const *, float const *, float const *, float*, float*, int, int, int, float, float, float, float)</text:p>
          </table:table-cell>
          <table:table-cell office:value-type="float" office:value="286157">
            <text:p>286157</text:p>
          </table:table-cell>
          <table:table-cell office:value-type="float" office:value="16">
            <text:p>16</text:p>
          </table:table-cell>
          <table:table-cell office:value-type="float" office:value="2176">
            <text:p>2176</text:p>
          </table:table-cell>
          <table:table-cell office:value-type="float" office:value="0">
            <text:p>0</text:p>
          </table:table-cell>
          <table:table-cell office:value-type="float" office:value="0.938">
            <text:p>0.938</text:p>
          </table:table-cell>
          <table:table-cell office:value-type="float" office:value="102361">
            <text:p>102361</text:p>
          </table:table-cell>
          <table:table-cell office:value-type="float" office:value="21784">
            <text:p>21784</text:p>
          </table:table-cell>
          <table:table-cell office:value-type="float" office:value="100149">
            <text:p>100149</text:p>
          </table:table-cell>
          <table:table-cell office:value-type="float" office:value="21783">
            <text:p>21783</text:p>
          </table:table-cell>
          <table:table-cell office:value-type="float" office:value="0">
            <text:p>0</text:p>
          </table:table-cell>
          <table:table-cell office:value-type="float" office:value="95.716">
            <text:p>95.716</text:p>
          </table:table-cell>
          <table:table-cell office:value-type="float" office:value="0">
            <text:p>0</text:p>
          </table:table-cell>
          <table:table-cell office:value-type="float" office:value="39.822">
            <text:p>39.822</text:p>
          </table:table-cell>
          <table:table-cell office:value-type="float" office:value="100">
            <text:p>100</text:p>
          </table:table-cell>
          <table:table-cell office:value-type="float" office:value="5418849174">
            <text:p>5418849174</text:p>
          </table:table-cell>
          <table:table-cell office:value-type="float" office:value="2348446650">
            <text:p>2348446650</text:p>
          </table:table-cell>
          <table:table-cell office:value-type="float" office:value="32.29">
            <text:p>32.29</text:p>
          </table:table-cell>
          <table:table-cell office:value-type="float" office:value="20.147">
            <text:p>20.147</text:p>
          </table:table-cell>
          <table:table-cell office:value-type="float" office:value="5.514">
            <text:p>5.514</text:p>
          </table:table-cell>
        </table:table-row>
        <table:table-row table:style-name="ro2">
          <table:table-cell office:value-type="string">
            <text:p>dualTVHuber_sm(float*, float*, float*, int, int, int, float, float, float, float)</text:p>
          </table:table-cell>
          <table:table-cell office:value-type="float" office:value="419519">
            <text:p>419519</text:p>
          </table:table-cell>
          <table:table-cell office:value-type="float" office:value="19">
            <text:p>19</text:p>
          </table:table-cell>
          <table:table-cell office:value-type="float" office:value="3204">
            <text:p>3204</text:p>
          </table:table-cell>
          <table:table-cell office:value-type="float" office:value="0">
            <text:p>0</text:p>
          </table:table-cell>
          <table:table-cell office:value-type="float" office:value="0.941">
            <text:p>0.941</text:p>
          </table:table-cell>
          <table:table-cell office:value-type="float" office:value="188978">
            <text:p>188978</text:p>
          </table:table-cell>
          <table:table-cell office:value-type="float" office:value="59964">
            <text:p>59964</text:p>
          </table:table-cell>
          <table:table-cell office:value-type="float" office:value="191231">
            <text:p>191231</text:p>
          </table:table-cell>
          <table:table-cell office:value-type="float" office:value="60094">
            <text:p>60094</text:p>
          </table:table-cell>
          <table:table-cell office:value-type="float" office:value="0">
            <text:p>0</text:p>
          </table:table-cell>
          <table:table-cell office:value-type="float" office:value="92.882">
            <text:p>92.882</text:p>
          </table:table-cell>
          <table:table-cell office:value-type="float" office:value="0">
            <text:p>0</text:p>
          </table:table-cell>
          <table:table-cell office:value-type="float" office:value="37.719">
            <text:p>37.719</text:p>
          </table:table-cell>
          <table:table-cell office:value-type="float" office:value="100">
            <text:p>100</text:p>
          </table:table-cell>
          <table:table-cell office:value-type="float" office:value="3106251890">
            <text:p>3106251890</text:p>
          </table:table-cell>
          <table:table-cell office:value-type="float" office:value="1731910817">
            <text:p>1731910817</text:p>
          </table:table-cell>
          <table:table-cell office:value-type="float" office:value="16.045">
            <text:p>16.045</text:p>
          </table:table-cell>
          <table:table-cell office:value-type="float" office:value="12.685">
            <text:p>12.685</text:p>
          </table:table-cell>
          <table:table-cell office:value-type="float" office:value="1.911">
            <text:p>1.911</text:p>
          </table:table-cell>
        </table:table-row>
        <table:table-row table:style-name="ro2">
          <table:table-cell office:value-type="string">
            <text:p>foreward_warp_kernel_atomic(float const *, float const *, float const *, float*, int, int, int)</text:p>
          </table:table-cell>
          <table:table-cell office:value-type="float" office:value="573230">
            <text:p>57323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0.856">
            <text:p>0.856</text:p>
          </table:table-cell>
          <table:table-cell office:value-type="float" office:value="78952">
            <text:p>78952</text:p>
          </table:table-cell>
          <table:table-cell office:value-type="float" office:value="26190">
            <text:p>26190</text:p>
          </table:table-cell>
          <table:table-cell office:value-type="float" office:value="79261">
            <text:p>79261</text:p>
          </table:table-cell>
          <table:table-cell office:value-type="float" office:value="26120">
            <text:p>26120</text:p>
          </table:table-cell>
          <table:table-cell office:value-type="float" office:value="0">
            <text:p>0</text:p>
          </table:table-cell>
          <table:table-cell office:value-type="float" office:value="95.539">
            <text:p>95.539</text:p>
          </table:table-cell>
          <table:table-cell office:value-type="float" office:value="0">
            <text:p>0</text:p>
          </table:table-cell>
          <table:table-cell office:value-type="float" office:value="54.357">
            <text:p>54.357</text:p>
          </table:table-cell>
          <table:table-cell office:value-type="float" office:value="0">
            <text:p>0</text:p>
          </table:table-cell>
          <table:table-cell office:value-type="float" office:value="2693389636">
            <text:p>2693389636</text:p>
          </table:table-cell>
          <table:table-cell office:value-type="float" office:value="2051827627">
            <text:p>2051827627</text:p>
          </table:table-cell>
          <table:table-cell office:value-type="float" office:value="25.774">
            <text:p>25.774</text:p>
          </table:table-cell>
          <table:table-cell office:value-type="float" office:value="0">
            <text:p>0</text:p>
          </table:table-cell>
          <table:table-cell office:value-type="float" office:value="3.463">
            <text:p>3.463</text:p>
          </table:table-cell>
        </table:table-row>
        <table:table-row table:style-name="ro3" table:number-rows-repeated="2">
          <table:table-cell table:style-name="Default" table:number-columns-repeated="20"/>
        </table:table-row>
        <table:table-row table:style-name="ro1">
          <table:table-cell table:style-name="ce1" office:value-type="string" table:number-columns-spanned="6" table:number-rows-spanned="1">
            <text:p>Result for shared memory kernels in superresolution.cu – detailed ( not using texture memory for kernel backwardReg)</text:p>
          </table:table-cell>
          <table:covered-table-cell table:number-columns-repeated="5" table:style-name="Default"/>
          <table:table-cell table:style-name="Default" table:number-columns-repeated="14"/>
        </table:table-row>
        <table:table-row table:style-name="ro2">
          <table:table-cell office:value-type="string">
            <text:p>Name</text:p>
          </table:table-cell>
          <table:table-cell office:value-type="string">
            <text:p>Avg. Duration(ns)</text:p>
          </table:table-cell>
          <table:table-cell office:value-type="string">
            <text:p>Registers/Thread</text:p>
          </table:table-cell>
          <table:table-cell office:value-type="string">
            <text:p>Static Shared Memory</text:p>
          </table:table-cell>
          <table:table-cell office:value-type="string">
            <text:p>Avg. Dynamic Shared Memory</text:p>
          </table:table-cell>
          <table:table-cell office:value-type="string">
            <text:p>Achieved Occupancy</text:p>
          </table:table-cell>
          <table:table-cell office:value-type="string">
            <text:p>instructions issued1_0</text:p>
          </table:table-cell>
          <table:table-cell office:value-type="string">
            <text:p>instructions issued2_0</text:p>
          </table:table-cell>
          <table:table-cell office:value-type="string">
            <text:p>instructions issued1_1</text:p>
          </table:table-cell>
          <table:table-cell office:value-type="string">
            <text:p>instructions issued2_1</text:p>
          </table:table-cell>
          <table:table-cell office:value-type="string">
            <text:p>Local Memory Overhead(%)</text:p>
          </table:table-cell>
          <table:table-cell office:value-type="string">
            <text:p>Warp Execution Efficiency(%)</text:p>
          </table:table-cell>
          <table:table-cell office:value-type="string">
            <text:p>Local Memory Cache Replay Overhead(%)</text:p>
          </table:table-cell>
          <table:table-cell office:value-type="string">
            <text:p>Global Memory Load Efficiency(%)</text:p>
          </table:table-cell>
          <table:table-cell office:value-type="string">
            <text:p>Global Memory Store Efficiency(%)</text:p>
          </table:table-cell>
          <table:table-cell office:value-type="string">
            <text:p>DRAM Read Throughput(bytes/sec)</text:p>
          </table:table-cell>
          <table:table-cell office:value-type="string">
            <text:p>DRAM Write Throughput(bytes/sec)</text:p>
          </table:table-cell>
          <table:table-cell office:value-type="string">
            <text:p>Instruction Replay Overhead(%)</text:p>
          </table:table-cell>
          <table:table-cell office:value-type="string">
            <text:p>Shared Memory Replay Overhead(%)</text:p>
          </table:table-cell>
          <table:table-cell office:value-type="string">
            <text:p>Global Memory Cache Replay Overhead(%)</text:p>
          </table:table-cell>
        </table:table-row>
        <table:table-row table:style-name="ro2">
          <table:table-cell office:value-type="string">
            <text:p>resampleAreaParallelSeparate_x(float const *, float*, int, int, float, int, int, float)</text:p>
          </table:table-cell>
          <table:table-cell office:value-type="float" office:value="69319">
            <text:p>69319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.006">
            <text:p>1.006</text:p>
          </table:table-cell>
          <table:table-cell office:value-type="float" office:value="23564">
            <text:p>23564</text:p>
          </table:table-cell>
          <table:table-cell office:value-type="float" office:value="6752">
            <text:p>6752</text:p>
          </table:table-cell>
          <table:table-cell office:value-type="float" office:value="23009">
            <text:p>23009</text:p>
          </table:table-cell>
          <table:table-cell office:value-type="float" office:value="6689">
            <text:p>6689</text:p>
          </table:table-cell>
          <table:table-cell office:value-type="float" office:value="0">
            <text:p>0</text:p>
          </table:table-cell>
          <table:table-cell office:value-type="float" office:value="94.108">
            <text:p>94.108</text:p>
          </table:table-cell>
          <table:table-cell office:value-type="float" office:value="0">
            <text:p>0</text:p>
          </table:table-cell>
          <table:table-cell office:value-type="float" office:value="24.701">
            <text:p>24.701</text:p>
          </table:table-cell>
          <table:table-cell office:value-type="float" office:value="83.426">
            <text:p>83.426</text:p>
          </table:table-cell>
          <table:table-cell office:value-type="float" office:value="3250950550">
            <text:p>3250950550</text:p>
          </table:table-cell>
          <table:table-cell office:value-type="float" office:value="3605374676">
            <text:p>3605374676</text:p>
          </table:table-cell>
          <table:table-cell office:value-type="float" office:value="12.947">
            <text:p>12.947</text:p>
          </table:table-cell>
          <table:table-cell office:value-type="float" office:value="0">
            <text:p>0</text:p>
          </table:table-cell>
          <table:table-cell office:value-type="float" office:value="2.805">
            <text:p>2.805</text:p>
          </table:table-cell>
        </table:table-row>
        <table:table-row table:style-name="ro2">
          <table:table-cell office:value-type="string">
            <text:p>setKernel(float*, int, int, int, float)</text:p>
          </table:table-cell>
          <table:table-cell office:value-type="float" office:value="87274">
            <text:p>87274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0.784">
            <text:p>0.784</text:p>
          </table:table-cell>
          <table:table-cell office:value-type="float" office:value="16906">
            <text:p>16906</text:p>
          </table:table-cell>
          <table:table-cell office:value-type="float" office:value="3826">
            <text:p>3826</text:p>
          </table:table-cell>
          <table:table-cell office:value-type="float" office:value="16884">
            <text:p>16884</text:p>
          </table:table-cell>
          <table:table-cell office:value-type="float" office:value="3826">
            <text:p>3826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438027928">
            <text:p>438027928</text:p>
          </table:table-cell>
          <table:table-cell office:value-type="float" office:value="7735405388">
            <text:p>7735405388</text:p>
          </table:table-cell>
          <table:table-cell office:value-type="float" office:value="7.001">
            <text:p>7.001</text:p>
          </table:table-cell>
          <table:table-cell office:value-type="float" office:value="0">
            <text:p>0</text:p>
          </table:table-cell>
          <table:table-cell office:value-type="float" office:value="0.011">
            <text:p>0.011</text:p>
          </table:table-cell>
        </table:table-row>
        <table:table-row table:style-name="ro2">
          <table:table-cell office:value-type="string">
            <text:p>resampleAreaParallelSeparate_y(float const *, float*, int, int, float, int, float)</text:p>
          </table:table-cell>
          <table:table-cell office:value-type="float" office:value="93256">
            <text:p>93256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0.841">
            <text:p>0.841</text:p>
          </table:table-cell>
          <table:table-cell office:value-type="float" office:value="28813">
            <text:p>28813</text:p>
          </table:table-cell>
          <table:table-cell office:value-type="float" office:value="8235">
            <text:p>8235</text:p>
          </table:table-cell>
          <table:table-cell office:value-type="float" office:value="28624">
            <text:p>28624</text:p>
          </table:table-cell>
          <table:table-cell office:value-type="float" office:value="8188">
            <text:p>8188</text:p>
          </table:table-cell>
          <table:table-cell office:value-type="float" office:value="0">
            <text:p>0</text:p>
          </table:table-cell>
          <table:table-cell office:value-type="float" office:value="94.18">
            <text:p>94.18</text:p>
          </table:table-cell>
          <table:table-cell office:value-type="float" office:value="0">
            <text:p>0</text:p>
          </table:table-cell>
          <table:table-cell office:value-type="float" office:value="51.416">
            <text:p>51.416</text:p>
          </table:table-cell>
          <table:table-cell office:value-type="float" office:value="103.521">
            <text:p>103.521</text:p>
          </table:table-cell>
          <table:table-cell office:value-type="float" office:value="3183158105">
            <text:p>3183158105</text:p>
          </table:table-cell>
          <table:table-cell office:value-type="float" office:value="3472519573">
            <text:p>3472519573</text:p>
          </table:table-cell>
          <table:table-cell office:value-type="float" office:value="7.284">
            <text:p>7.284</text:p>
          </table:table-cell>
          <table:table-cell office:value-type="float" office:value="0">
            <text:p>0</text:p>
          </table:table-cell>
          <table:table-cell office:value-type="float" office:value="2.459">
            <text:p>2.459</text:p>
          </table:table-cell>
        </table:table-row>
        <table:table-row table:style-name="ro2">
          <table:table-cell office:value-type="string">
            <text:p>addKernel(float const *, float*, int, int, int)</text:p>
          </table:table-cell>
          <table:table-cell office:value-type="float" office:value="123559">
            <text:p>123559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0.848">
            <text:p>0.848</text:p>
          </table:table-cell>
          <table:table-cell office:value-type="float" office:value="39837">
            <text:p>39837</text:p>
          </table:table-cell>
          <table:table-cell office:value-type="float" office:value="3874">
            <text:p>3874</text:p>
          </table:table-cell>
          <table:table-cell office:value-type="float" office:value="39923">
            <text:p>39923</text:p>
          </table:table-cell>
          <table:table-cell office:value-type="float" office:value="3874">
            <text:p>387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8.588">
            <text:p>48.588</text:p>
          </table:table-cell>
          <table:table-cell office:value-type="float" office:value="100">
            <text:p>100</text:p>
          </table:table-cell>
          <table:table-cell office:value-type="float" office:value="5822197744">
            <text:p>5822197744</text:p>
          </table:table-cell>
          <table:table-cell office:value-type="float" office:value="2620005213">
            <text:p>2620005213</text:p>
          </table:table-cell>
          <table:table-cell office:value-type="float" office:value="40.735">
            <text:p>40.735</text:p>
          </table:table-cell>
          <table:table-cell office:value-type="float" office:value="0">
            <text:p>0</text:p>
          </table:table-cell>
          <table:table-cell office:value-type="float" office:value="6.873">
            <text:p>6.873</text:p>
          </table:table-cell>
        </table:table-row>
        <table:table-row table:style-name="ro2">
          <table:table-cell office:value-type="string">
            <text:p>dualL1Difference_sm(float const *, float const *, float*, int, int, int, float, float, float, float)</text:p>
          </table:table-cell>
          <table:table-cell office:value-type="float" office:value="127255">
            <text:p>127255</text:p>
          </table:table-cell>
          <table:table-cell office:value-type="float" office:value="12">
            <text:p>12</text:p>
          </table:table-cell>
          <table:table-cell office:value-type="float" office:value="3072">
            <text:p>3072</text:p>
          </table:table-cell>
          <table:table-cell office:value-type="float" office:value="0">
            <text:p>0</text:p>
          </table:table-cell>
          <table:table-cell office:value-type="float" office:value="0.891">
            <text:p>0.891</text:p>
          </table:table-cell>
          <table:table-cell office:value-type="float" office:value="31622">
            <text:p>31622</text:p>
          </table:table-cell>
          <table:table-cell office:value-type="float" office:value="9171">
            <text:p>9171</text:p>
          </table:table-cell>
          <table:table-cell office:value-type="float" office:value="31078">
            <text:p>31078</text:p>
          </table:table-cell>
          <table:table-cell office:value-type="float" office:value="9126">
            <text:p>9126</text:p>
          </table:table-cell>
          <table:table-cell office:value-type="float" office:value="0">
            <text:p>0</text:p>
          </table:table-cell>
          <table:table-cell office:value-type="float" office:value="96.29">
            <text:p>96.29</text:p>
          </table:table-cell>
          <table:table-cell office:value-type="float" office:value="0">
            <text:p>0</text:p>
          </table:table-cell>
          <table:table-cell office:value-type="float" office:value="44.999">
            <text:p>44.999</text:p>
          </table:table-cell>
          <table:table-cell office:value-type="float" office:value="56.551">
            <text:p>56.551</text:p>
          </table:table-cell>
          <table:table-cell office:value-type="float" office:value="2301440040">
            <text:p>2301440040</text:p>
          </table:table-cell>
          <table:table-cell office:value-type="float" office:value="535324028">
            <text:p>535324028</text:p>
          </table:table-cell>
          <table:table-cell office:value-type="float" office:value="18.288">
            <text:p>18.288</text:p>
          </table:table-cell>
          <table:table-cell office:value-type="float" office:value="13.326">
            <text:p>13.326</text:p>
          </table:table-cell>
          <table:table-cell office:value-type="float" office:value="1.242">
            <text:p>1.242</text:p>
          </table:table-cell>
        </table:table-row>
        <table:table-row table:style-name="ro2">
          <table:table-cell office:value-type="string">
            <text:p>gaussBlurSeparateMirrorGPU_tex_cm_y(float*, int, int, int, int)</text:p>
          </table:table-cell>
          <table:table-cell office:value-type="float" office:value="149844">
            <text:p>149844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0.887">
            <text:p>0.887</text:p>
          </table:table-cell>
          <table:table-cell office:value-type="float" office:value="30667">
            <text:p>30667</text:p>
          </table:table-cell>
          <table:table-cell office:value-type="float" office:value="14108">
            <text:p>14108</text:p>
          </table:table-cell>
          <table:table-cell office:value-type="float" office:value="30653">
            <text:p>30653</text:p>
          </table:table-cell>
          <table:table-cell office:value-type="float" office:value="14107">
            <text:p>14107</text:p>
          </table:table-cell>
          <table:table-cell office:value-type="float" office:value="0">
            <text:p>0</text:p>
          </table:table-cell>
          <table:table-cell office:value-type="float" office:value="97.023">
            <text:p>97.023</text:p>
          </table:table-cell>
          <table:table-cell table:number-columns-repeated="2" office:value-type="float" office:value="0">
            <text:p>0</text:p>
          </table:table-cell>
          <table:table-cell office:value-type="float" office:value="100.337">
            <text:p>100.337</text:p>
          </table:table-cell>
          <table:table-cell office:value-type="float" office:value="3214562257">
            <text:p>3214562257</text:p>
          </table:table-cell>
          <table:table-cell office:value-type="float" office:value="2726687946">
            <text:p>2726687946</text:p>
          </table:table-cell>
          <table:table-cell office:value-type="float" office:value="2.388">
            <text:p>2.38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gaussBlurSeparateMirrorGPU_tex_cm_x(float*, int, int, int, int)</text:p>
          </table:table-cell>
          <table:table-cell office:value-type="float" office:value="164969">
            <text:p>164969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0.751">
            <text:p>0.751</text:p>
          </table:table-cell>
          <table:table-cell office:value-type="float" office:value="26845">
            <text:p>26845</text:p>
          </table:table-cell>
          <table:table-cell office:value-type="float" office:value="15370">
            <text:p>15370</text:p>
          </table:table-cell>
          <table:table-cell office:value-type="float" office:value="26830">
            <text:p>26830</text:p>
          </table:table-cell>
          <table:table-cell office:value-type="float" office:value="15371">
            <text:p>15371</text:p>
          </table:table-cell>
          <table:table-cell office:value-type="float" office:value="0">
            <text:p>0</text:p>
          </table:table-cell>
          <table:table-cell office:value-type="float" office:value="97.043">
            <text:p>97.043</text:p>
          </table:table-cell>
          <table:table-cell table:number-columns-repeated="2" office:value-type="float" office:value="0">
            <text:p>0</text:p>
          </table:table-cell>
          <table:table-cell office:value-type="float" office:value="101.286">
            <text:p>101.286</text:p>
          </table:table-cell>
          <table:table-cell office:value-type="float" office:value="2810381801">
            <text:p>2810381801</text:p>
          </table:table-cell>
          <table:table-cell office:value-type="float" office:value="2408902565">
            <text:p>2408902565</text:p>
          </table:table-cell>
          <table:table-cell office:value-type="float" office:value="2.405">
            <text:p>2.40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rimal1N_sm(float const *, float const *, float const *, float*, float*, int, int, int, float, float, float, float)</text:p>
          </table:table-cell>
          <table:table-cell office:value-type="float" office:value="287712">
            <text:p>287712</text:p>
          </table:table-cell>
          <table:table-cell office:value-type="float" office:value="16">
            <text:p>16</text:p>
          </table:table-cell>
          <table:table-cell office:value-type="float" office:value="2176">
            <text:p>2176</text:p>
          </table:table-cell>
          <table:table-cell office:value-type="float" office:value="0">
            <text:p>0</text:p>
          </table:table-cell>
          <table:table-cell office:value-type="float" office:value="0.937">
            <text:p>0.937</text:p>
          </table:table-cell>
          <table:table-cell office:value-type="float" office:value="102401">
            <text:p>102401</text:p>
          </table:table-cell>
          <table:table-cell office:value-type="float" office:value="21784">
            <text:p>21784</text:p>
          </table:table-cell>
          <table:table-cell office:value-type="float" office:value="100173">
            <text:p>100173</text:p>
          </table:table-cell>
          <table:table-cell office:value-type="float" office:value="21783">
            <text:p>21783</text:p>
          </table:table-cell>
          <table:table-cell office:value-type="float" office:value="0">
            <text:p>0</text:p>
          </table:table-cell>
          <table:table-cell office:value-type="float" office:value="95.716">
            <text:p>95.716</text:p>
          </table:table-cell>
          <table:table-cell office:value-type="float" office:value="0">
            <text:p>0</text:p>
          </table:table-cell>
          <table:table-cell office:value-type="float" office:value="39.822">
            <text:p>39.822</text:p>
          </table:table-cell>
          <table:table-cell office:value-type="float" office:value="100">
            <text:p>100</text:p>
          </table:table-cell>
          <table:table-cell office:value-type="float" office:value="5424822004">
            <text:p>5424822004</text:p>
          </table:table-cell>
          <table:table-cell office:value-type="float" office:value="2339897857">
            <text:p>2339897857</text:p>
          </table:table-cell>
          <table:table-cell office:value-type="float" office:value="32.416">
            <text:p>32.416</text:p>
          </table:table-cell>
          <table:table-cell office:value-type="float" office:value="19.122">
            <text:p>19.122</text:p>
          </table:table-cell>
          <table:table-cell office:value-type="float" office:value="5.519">
            <text:p>5.519</text:p>
          </table:table-cell>
        </table:table-row>
        <table:table-row table:style-name="ro2">
          <table:table-cell office:value-type="string">
            <text:p>backwardRegistrationBilinearValueTexKernel_gm(float const *, float const *, float const *, float*, float, int, int, int, int, float, float)</text:p>
          </table:table-cell>
          <table:table-cell office:value-type="float" office:value="300142">
            <text:p>300142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0.904">
            <text:p>0.904</text:p>
          </table:table-cell>
          <table:table-cell office:value-type="float" office:value="117782">
            <text:p>117782</text:p>
          </table:table-cell>
          <table:table-cell office:value-type="float" office:value="42172">
            <text:p>42172</text:p>
          </table:table-cell>
          <table:table-cell office:value-type="float" office:value="117837">
            <text:p>117837</text:p>
          </table:table-cell>
          <table:table-cell office:value-type="float" office:value="42073">
            <text:p>42073</text:p>
          </table:table-cell>
          <table:table-cell office:value-type="float" office:value="0">
            <text:p>0</text:p>
          </table:table-cell>
          <table:table-cell office:value-type="float" office:value="95.548">
            <text:p>95.548</text:p>
          </table:table-cell>
          <table:table-cell office:value-type="float" office:value="0">
            <text:p>0</text:p>
          </table:table-cell>
          <table:table-cell office:value-type="float" office:value="41.649">
            <text:p>41.649</text:p>
          </table:table-cell>
          <table:table-cell office:value-type="float" office:value="96.926">
            <text:p>96.926</text:p>
          </table:table-cell>
          <table:table-cell office:value-type="float" office:value="4246728923">
            <text:p>4246728923</text:p>
          </table:table-cell>
          <table:table-cell office:value-type="float" office:value="1273843286">
            <text:p>1273843286</text:p>
          </table:table-cell>
          <table:table-cell office:value-type="float" office:value="14.296">
            <text:p>14.296</text:p>
          </table:table-cell>
          <table:table-cell office:value-type="float" office:value="0">
            <text:p>0</text:p>
          </table:table-cell>
          <table:table-cell office:value-type="float" office:value="2.837">
            <text:p>2.837</text:p>
          </table:table-cell>
        </table:table-row>
        <table:table-row table:style-name="ro2">
          <table:table-cell office:value-type="string">
            <text:p>dualTVHuber_sm(float*, float*, float*, int, int, int, float, float, float, float)</text:p>
          </table:table-cell>
          <table:table-cell office:value-type="float" office:value="419345">
            <text:p>419345</text:p>
          </table:table-cell>
          <table:table-cell office:value-type="float" office:value="19">
            <text:p>19</text:p>
          </table:table-cell>
          <table:table-cell office:value-type="float" office:value="3204">
            <text:p>3204</text:p>
          </table:table-cell>
          <table:table-cell office:value-type="float" office:value="0">
            <text:p>0</text:p>
          </table:table-cell>
          <table:table-cell office:value-type="float" office:value="0.941">
            <text:p>0.941</text:p>
          </table:table-cell>
          <table:table-cell office:value-type="float" office:value="189010">
            <text:p>189010</text:p>
          </table:table-cell>
          <table:table-cell office:value-type="float" office:value="59965">
            <text:p>59965</text:p>
          </table:table-cell>
          <table:table-cell office:value-type="float" office:value="191351">
            <text:p>191351</text:p>
          </table:table-cell>
          <table:table-cell office:value-type="float" office:value="60093">
            <text:p>60093</text:p>
          </table:table-cell>
          <table:table-cell office:value-type="float" office:value="0">
            <text:p>0</text:p>
          </table:table-cell>
          <table:table-cell office:value-type="float" office:value="92.883">
            <text:p>92.883</text:p>
          </table:table-cell>
          <table:table-cell office:value-type="float" office:value="0">
            <text:p>0</text:p>
          </table:table-cell>
          <table:table-cell office:value-type="float" office:value="37.719">
            <text:p>37.719</text:p>
          </table:table-cell>
          <table:table-cell office:value-type="float" office:value="100">
            <text:p>100</text:p>
          </table:table-cell>
          <table:table-cell office:value-type="float" office:value="3039108568">
            <text:p>3039108568</text:p>
          </table:table-cell>
          <table:table-cell office:value-type="float" office:value="1683690097">
            <text:p>1683690097</text:p>
          </table:table-cell>
          <table:table-cell office:value-type="float" office:value="16.027">
            <text:p>16.027</text:p>
          </table:table-cell>
          <table:table-cell office:value-type="float" office:value="12.032">
            <text:p>12.032</text:p>
          </table:table-cell>
          <table:table-cell office:value-type="float" office:value="1.811">
            <text:p>1.811</text:p>
          </table:table-cell>
        </table:table-row>
        <table:table-row table:style-name="ro2">
          <table:table-cell office:value-type="string">
            <text:p>foreward_warp_kernel_atomic(float const *, float const *, float const *, float*, int, int, int)</text:p>
          </table:table-cell>
          <table:table-cell office:value-type="float" office:value="572219">
            <text:p>572219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0.856">
            <text:p>0.856</text:p>
          </table:table-cell>
          <table:table-cell office:value-type="float" office:value="78934">
            <text:p>78934</text:p>
          </table:table-cell>
          <table:table-cell office:value-type="float" office:value="26190">
            <text:p>26190</text:p>
          </table:table-cell>
          <table:table-cell office:value-type="float" office:value="79215">
            <text:p>79215</text:p>
          </table:table-cell>
          <table:table-cell office:value-type="float" office:value="26120">
            <text:p>26120</text:p>
          </table:table-cell>
          <table:table-cell office:value-type="float" office:value="0">
            <text:p>0</text:p>
          </table:table-cell>
          <table:table-cell office:value-type="float" office:value="95.539">
            <text:p>95.539</text:p>
          </table:table-cell>
          <table:table-cell office:value-type="float" office:value="0">
            <text:p>0</text:p>
          </table:table-cell>
          <table:table-cell office:value-type="float" office:value="49.227">
            <text:p>49.227</text:p>
          </table:table-cell>
          <table:table-cell office:value-type="float" office:value="0">
            <text:p>0</text:p>
          </table:table-cell>
          <table:table-cell office:value-type="float" office:value="2702945289">
            <text:p>2702945289</text:p>
          </table:table-cell>
          <table:table-cell office:value-type="float" office:value="2035715152">
            <text:p>2035715152</text:p>
          </table:table-cell>
          <table:table-cell office:value-type="float" office:value="25.79">
            <text:p>25.79</text:p>
          </table:table-cell>
          <table:table-cell office:value-type="float" office:value="0">
            <text:p>0</text:p>
          </table:table-cell>
          <table:table-cell office:value-type="float" office:value="3.475">
            <text:p>3.4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31T22:29:42</dc:date>
    <dc:creator>Praktikant Acc110</dc:creator>
    <meta:generator>LibreOffice/3.5$Linux_X86_64 LibreOffice_project/350m1$Build-2</meta:generator>
    <meta:editing-duration>PT45M10S</meta:editing-duration>
    <meta:editing-cycles>11</meta:editing-cycles>
    <meta:document-statistic meta:table-count="1" meta:cell-count="1098" meta:object-count="0"/>
  </office:meta>
</office:document-meta>
</file>